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rmx="urn:openoffice:names:experimental:ooxml-odf-interop:xmlns:form:1.0" xmlns:draw="urn:oasis:names:tc:opendocument:xmlns:drawing:1.0" xmlns:rpt="http://openoffice.org/2005/report" xmlns:office="urn:oasis:names:tc:opendocument:xmlns:office:1.0" xmlns:text="urn:oasis:names:tc:opendocument:xmlns:text:1.0" xmlns:ooo="http://openoffice.org/2004/office" xmlns:grddl="http://www.w3.org/2003/g/data-view#" xmlns:dc="http://purl.org/dc/elements/1.1/" xmlns:number="urn:oasis:names:tc:opendocument:xmlns:datastyle:1.0" xmlns:oooc="http://openoffice.org/2004/calc" xmlns:meta="urn:oasis:names:tc:opendocument:xmlns:meta:1.0" xmlns:table="urn:oasis:names:tc:opendocument:xmlns:table:1.0" xmlns:dr3d="urn:oasis:names:tc:opendocument:xmlns:dr3d:1.0" xmlns:fo="urn:oasis:names:tc:opendocument:xmlns:xsl-fo-compatible:1.0" xmlns:style="urn:oasis:names:tc:opendocument:xmlns:style:1.0" xmlns:xsi="http://www.w3.org/2001/XMLSchema-instance" xmlns:form="urn:oasis:names:tc:opendocument:xmlns:form:1.0" xmlns:script="urn:oasis:names:tc:opendocument:xmlns:script:1.0" xmlns:ooow="http://openoffice.org/2004/writer" xmlns:svg="urn:oasis:names:tc:opendocument:xmlns:svg-compatible:1.0" xmlns:chart="urn:oasis:names:tc:opendocument:xmlns:chart:1.0" xmlns:dom="http://www.w3.org/2001/xml-events" xmlns:xlink="http://www.w3.org/1999/xlink" xmlns:css3t="http://www.w3.org/TR/css3-text/" xmlns:field="urn:openoffice:names:experimental:ooo-ms-interop:xmlns:field:1.0" xmlns:xsd="http://www.w3.org/2001/XMLSchema" xmlns:of="urn:oasis:names:tc:opendocument:xmlns:of:1.2" xmlns:xhtml="http://www.w3.org/1999/xhtml" xmlns:xforms="http://www.w3.org/2002/xforms" xmlns:presentation="urn:oasis:names:tc:opendocument:xmlns:presentation:1.0" xmlns:tableooo="http://openoffice.org/2009/table" xmlns:math="http://www.w3.org/1998/Math/MathML">
  <office:scripts/>
  <office:font-face-decls/>
  <office:automatic-styles/>
  <office:body>
    <office:text>
      <text:variable-decls/>
      <text:user-field-decls/>
      <text:p>1. <text:span>(157bisv)</text:span><text:span text:style-name="T7"/><text:span text:style-name="T7"/></text:p>
      <text:p>1. <text:span text:style-name="T7"/><text:span text:style-name="T7"/><text:span text:style-name="T7">E<text:span text:style-name="T3">GO</text:span></text:span> <text:span text:style-name="T7">patricius</text:span> <text:span text:style-name="T7">peccator</text:span> <text:span text:style-name="T7">
                    ERROR
                </text:span> <text:span text:style-name="T7">rusticissimus</text:span> <text:span text:style-name="T7"><text:span text:style-name="T1">et</text:span></text:span> <text:span text:style-name="T7">minimus</text:span> <text:span text:style-name="T7">omniu<text:span text:style-name="T1">m</text:span></text:span> <text:span text:style-name="T7"/><text:span text:style-name="T7">fidelium</text:span> <text:span text:style-name="T7">
                    ERROR
                </text:span><text:span text:style-name="T7"> | </text:span><text:span text:style-name="T7"><text:span text:style-name="T1">et</text:span></text:span> <text:span text:style-name="T7">conte<text:span text:style-name="T1">m</text:span>ptibilissimus</text:span> <text:span text:style-name="T7">apud</text:span> <text:span text:style-name="T7">plurimos</text:span><text:span text:style-name="T7">[]</text:span><text:span text:style-name="T7"/><text:span text:style-name="T7"><text:span text:style-name="T3">P</text:span>atre<text:span text:style-name="T1">m</text:span></text:span> <text:span text:style-name="T7">habui</text:span> <text:span text:style-name="T7">calpurnium</text:span><text:span text:style-name="T7"> | </text:span><text:span text:style-name="T7">diacone<text:span text:style-name="T1">m</text:span></text:span> <text:span text:style-name="T7">
                    ERROR
                </text:span> <text:span text:style-name="T7">quonda<text:span text:style-name="T1">m</text:span></text:span> <text:span text:style-name="T7">filiu<text:span text:style-name="T1">m</text:span></text:span> <text:span text:style-name="T7">potiti</text:span> <text:span text:style-name="T7">pr<text:span text:style-name="T1">es</text:span>b<text:span text:style-name="T1">yte</text:span>ri</text:span> <text:span text:style-name="T7">[·]
                    ERROR
                </text:span> <text:span text:style-name="T7"/><text:span text:style-name="T7">qui</text:span> <text:span text:style-name="T7">fuit</text:span> <text:span text:style-name="T7">uico</text:span> <text:span text:style-name="T7">banauem</text:span> <text:span text:style-name="T7">tab<text:span text:style-name="T1">er</text:span>niae</text:span><text:span text:style-name="T7">·</text:span><text:span text:style-name="T7"> | </text:span><text:span text:style-name="T7"><text:span text:style-name="T3">U</text:span>illulam</text:span> <text:span text:style-name="T7">eni<text:span text:style-name="T1">m</text:span></text:span> <text:span text:style-name="T7">prope</text:span> <text:span text:style-name="T7"/><text:span text:style-name="T7">habuit</text:span><text:span text:style-name="T7">·</text:span> <text:span text:style-name="T7">ubi</text:span> <text:span text:style-name="T7">ego</text:span> <text:span text:style-name="T7">capturam</text:span> <text:span text:style-name="T7">dedi</text:span> <text:span text:style-name="T7">[·]
                    ERROR
                </text:span> <text:span text:style-name="T7"/><text:span text:style-name="T7">annorum</text:span> <text:span text:style-name="T7">era<text:span text:style-name="T1">m</text:span></text:span> <text:span text:style-name="T7">tunc</text:span><text:span text:style-name="T7"> | </text:span><text:span text:style-name="T7">fere</text:span> <text:span text:style-name="T7">quindecim</text:span><text:span text:style-name="T7">·</text:span> <text:span text:style-name="T7"><text:span text:style-name="T3">D</text:span>eu<text:span text:style-name="T1">m</text:span></text:span> <text:span text:style-name="T7">eni<text:span text:style-name="T1">m</text:span></text:span> <text:span text:style-name="T7">uerum</text:span> <text:span text:style-name="T7">ignorabam</text:span><text:span text:style-name="T7">·</text:span> <text:span text:style-name="T7"><text:span text:style-name="T1">et</text:span></text:span> <text:span text:style-name="T7"/><text:span text:style-name="T7">hiberione</text:span> <text:span text:style-name="T7">in</text:span> <text:span text:style-name="T7">captiuitate</text:span><text:span text:style-name="T7"> | </text:span><text:span text:style-name="T7">adductus</text:span> <text:span text:style-name="T7">sum</text:span><text:span text:style-name="T7">;</text:span> <text:span text:style-name="T7">cu<text:span text:style-name="T1">m</text:span></text:span> <text:span text:style-name="T7">tot</text:span> <text:span text:style-name="T7">milia</text:span> <text:span text:style-name="T7">hominum</text:span><text:span text:style-name="T7">.</text:span> <text:span text:style-name="T7"/><text:span text:style-name="T7">s<text:span text:style-name="T1">e</text:span>c<text:span text:style-name="T1">un</text:span>d<text:span text:style-name="T1">u</text:span>m</text:span> <text:span text:style-name="T7">merita</text:span> <text:span text:style-name="T7">n<text:span text:style-name="T1">ost</text:span>ra</text:span><text:span text:style-name="T7">·</text:span> <text:span text:style-name="T7">quia</text:span><text:span text:style-name="T7"> | </text:span><text:span text:style-name="T7">a</text:span> <text:span text:style-name="T7">d<text:span text:style-name="T1">e</text:span>o</text:span> <text:span text:style-name="T7">recessimus</text:span><text:span text:style-name="T7">·</text:span> <text:span text:style-name="T7"><text:span text:style-name="T1">et</text:span></text:span> <text:span text:style-name="T7">precepta</text:span> <text:span text:style-name="T7">eius</text:span> <text:span text:style-name="T7">non</text:span> <text:span text:style-name="T7"/><text:span text:style-name="T7">custodiuimus</text:span><text:span text:style-name="T7">·</text:span> <text:span text:style-name="T7"><text:span text:style-name="T1">et</text:span></text:span> <text:span text:style-name="T7">sacer</text:span><text:span text:style-name="T7">|</text:span><text:span text:style-name="T7">dotibus</text:span> <text:span text:style-name="T7">n<text:span text:style-name="T1">ost</text:span>ris</text:span> <text:span text:style-name="T7">inobedientes</text:span> <text:span text:style-name="T7">fuimus</text:span><text:span text:style-name="T7">·</text:span> <text:span text:style-name="T7">qui</text:span> <text:span text:style-name="T7"/><text:span text:style-name="T7">n<text:span text:style-name="T1">ost</text:span>ram</text:span> <text:span text:style-name="T7">salutem</text:span> <text:span text:style-name="T7">admone</text:span><text:span text:style-name="T7">|</text:span><text:span text:style-name="T7">bant</text:span><text:span text:style-name="T7">·</text:span> <text:span text:style-name="T7"><text:span text:style-name="T1">et</text:span></text:span> <text:span text:style-name="T7">d<text:span text:style-name="T1">omi</text:span>n<text:span text:style-name="T1">u</text:span>s</text:span> <text:span text:style-name="T7">induxit</text:span> <text:span text:style-name="T7">super</text:span> <text:span text:style-name="T7">nos</text:span> <text:span text:style-name="T7">iram</text:span> <text:span text:style-name="T7"/><text:span text:style-name="T7">animationis</text:span> <text:span text:style-name="T7">sue</text:span> <text:span text:style-name="T7">[·]
                    ERROR
                </text:span> <text:span text:style-name="T7"><text:span text:style-name="T1">et</text:span></text:span> <text:span text:style-name="T7">dis</text:span><text:span text:style-name="T7">|</text:span><text:span text:style-name="T7">p<text:span text:style-name="T1">er</text:span>sit</text:span> <text:span text:style-name="T7">nos</text:span> <text:span text:style-name="T7">in</text:span> <text:span text:style-name="T7">gentib<text:span text:style-name="T1">us</text:span></text:span> <text:span text:style-name="T7">multis</text:span><text:span text:style-name="T7">·</text:span> <text:span text:style-name="T7">etiam</text:span> <text:span text:style-name="T7">ad</text:span> <text:span text:style-name="T7">ultimu<text:span text:style-name="T1">m</text:span></text:span> <text:span text:style-name="T7"/><text:span text:style-name="T7">terre</text:span> <text:span text:style-name="T7">[·]
                    ERROR
                </text:span> <text:span text:style-name="T7"><text:span text:style-name="T3">U</text:span>bi</text:span> <text:span text:style-name="T7">nunc</text:span><text:span text:style-name="T7"> | </text:span><text:span text:style-name="T7">paruitas</text:span> <text:span text:style-name="T7">mea</text:span> <text:span text:style-name="T7">uidet<text:span text:style-name="T1">ur</text:span></text:span> <text:span text:style-name="T7">esse</text:span> <text:span text:style-name="T7">int<text:span text:style-name="T1">er</text:span></text:span> <text:span text:style-name="T7">alienigenas</text:span> <text:span text:style-name="T7">[·]
                    ERROR
                </text:span> <text:span text:style-name="T7"/></text:p>
      <text:p>2. <text:span text:style-name="T7"/><text:span text:style-name="T7"><text:span text:style-name="T1">et</text:span></text:span> <text:span text:style-name="T7">ubi</text:span> <text:span text:style-name="T7">d<text:span text:style-name="T1">omi</text:span>n<text:span text:style-name="T1">u</text:span>s</text:span> <text:span text:style-name="T7">aperuit</text:span> <text:span text:style-name="T7">sensus</text:span><text:span text:style-name="T7"> | </text:span><text:span text:style-name="T7">cordis</text:span> <text:span text:style-name="T7">mei</text:span> <text:span text:style-name="T7">
                    ERROR
                </text:span><text:span text:style-name="T7">incredulitatis</text:span> <text:span text:style-name="T7">
                    ERROR
                </text:span> <text:span text:style-name="T7">ut</text:span> <text:span text:style-name="T7">uel</text:span> <text:span text:style-name="T7"/><text:span text:style-name="T7">sero</text:span> <text:span text:style-name="T7">rememorare<text:span text:style-name="T1">m</text:span></text:span> <text:span text:style-name="T7">delicta</text:span> <text:span text:style-name="T7">mea</text:span> <text:span text:style-name="T7">[·]
                    ERROR
                </text:span><text:span text:style-name="T7"> | </text:span><text:span text:style-name="T7"><text:span text:style-name="T1">et</text:span></text:span> <text:span text:style-name="T7">ut</text:span> <text:span text:style-name="T7">conuerterer</text:span> <text:span text:style-name="T7">toto</text:span> <text:span text:style-name="T7">corde</text:span> <text:span text:style-name="T7">ad</text:span> <text:span text:style-name="T7"/><text:span text:style-name="T7">d<text:span text:style-name="T1">omi</text:span>n<text:span text:style-name="T1">u</text:span>m</text:span> <text:span text:style-name="T7">meum</text:span><text:span text:style-name="T7">·</text:span> <text:span text:style-name="T7">qui</text:span> <text:span text:style-name="T7">respexit</text:span> <text:span text:style-name="T7">humilitatem</text:span><text:span text:style-name="T7"> | </text:span><text:span text:style-name="T7">mea<text:span text:style-name="T1">m</text:span></text:span><text:span text:style-name="T7">·</text:span> <text:span text:style-name="T7"><text:span text:style-name="T1">et</text:span></text:span> <text:span text:style-name="T7">misertus</text:span> <text:span text:style-name="T7"/><text:span text:style-name="T7">adolescentie</text:span> <text:span text:style-name="T7">mee</text:span> <text:span text:style-name="T7"><text:span text:style-name="T1">et</text:span></text:span> <text:span text:style-name="T7">ignorantie</text:span> <text:span text:style-name="T7">[·]
                    ERROR
                </text:span> <text:span text:style-name="T7"><text:span text:style-name="T1">et</text:span></text:span> <text:span text:style-name="T7">custodiuit</text:span> <text:span text:style-name="T7">me</text:span><text:span text:style-name="T7"> | </text:span><text:span text:style-name="T7">antequa<text:span text:style-name="T1">m</text:span></text:span> <text:span text:style-name="T7"/><text:span text:style-name="T7"/><text:span text:style-name="T7">scirem</text:span> <text:span text:style-name="T7">eum</text:span><text:span text:style-name="T7">·</text:span> <text:span text:style-name="T7"><text:span text:style-name="T1">et</text:span></text:span> <text:span text:style-name="T7">antequa<text:span text:style-name="T1">m</text:span></text:span> <text:span text:style-name="T7">saperem</text:span> <text:span text:style-name="T7">uel</text:span> <text:span text:style-name="T7">distinguerem</text:span> <text:span text:style-name="T7">int<text:span text:style-name="T1">er</text:span></text:span> <text:span text:style-name="T7">bonum</text:span><text:span text:style-name="T7"> | </text:span><text:span text:style-name="T7"><text:span text:style-name="T1">et</text:span></text:span> <text:span text:style-name="T7">malum</text:span> <text:span text:style-name="T7">[·]
                    ERROR
                </text:span> <text:span text:style-name="T7"/><text:span text:style-name="T7"><text:span text:style-name="T1">et</text:span></text:span> <text:span text:style-name="T7">monuit</text:span> <text:span text:style-name="T7">me</text:span><text:span text:style-name="T7">.</text:span> <text:span text:style-name="T7"><text:span text:style-name="T1">et</text:span></text:span> <text:span text:style-name="T7">consolatus</text:span> <text:span text:style-name="T7"><text:span text:style-name="T1">est</text:span></text:span> <text:span text:style-name="T7"/></text:p>
      <text:p>3. <text:span text:style-name="T7"/><text:span text:style-name="T7">me</text:span> <text:span text:style-name="T7">ut</text:span> <text:span text:style-name="T7">pat<text:span text:style-name="T1">er</text:span></text:span> <text:span text:style-name="T7">filium</text:span><text:span text:style-name="T7">·</text:span> <text:span text:style-name="T7"><text:span text:style-name="T3">U</text:span>nde</text:span><text:span text:style-name="T7"> | </text:span><text:span text:style-name="T7">autem</text:span> <text:span text:style-name="T7">tacere</text:span> <text:span text:style-name="T7">non</text:span> <text:span text:style-name="T7">possum</text:span><text:span text:style-name="T7">·</text:span> <text:span text:style-name="T7">neq<text:span text:style-name="T1">ue</text:span></text:span> <text:span text:style-name="T7">expedit</text:span> <text:span text:style-name="T7">quidem</text:span> <text:span text:style-name="T7">tanta</text:span> <text:span text:style-name="T7"/><text:span text:style-name="T7">benefitia</text:span> <text:span text:style-name="T7"><text:span text:style-name="T1">et</text:span></text:span> <text:span text:style-name="T7">tant[a]
                    ERROR
                </text:span><text:span text:style-name="T7"> | </text:span><text:span text:style-name="T7">gr<text:span text:style-name="T1">ati</text:span>[a]
                    ERROR
                </text:span> <text:span text:style-name="T7">quae</text:span> <text:span text:style-name="T7">michi</text:span> <text:span text:style-name="T7">d<text:span text:style-name="T1">omi</text:span>n<text:span text:style-name="T1">u</text:span>s</text:span> <text:span text:style-name="T7">prestare</text:span> <text:span text:style-name="T7">dignatus</text:span> <text:span text:style-name="T7"/><text:span text:style-name="T7">est</text:span> <text:span text:style-name="T7">in</text:span> <text:span text:style-name="T7">terra</text:span> <text:span text:style-name="T7">captiuitatis</text:span> <text:span text:style-name="T7">mee</text:span><text:span text:style-name="T7">·</text:span><text:span text:style-name="T7"> | </text:span><text:span text:style-name="T7"><text:span text:style-name="T3">Q</text:span>uia</text:span> <text:span text:style-name="T7">haec</text:span> <text:span text:style-name="T7">est</text:span> <text:span text:style-name="T7">
                    \re/
                tributio</text:span> <text:span text:style-name="T7">n<text:span text:style-name="T1">ost</text:span>ra</text:span><text:span text:style-name="T7">·</text:span> <text:span text:style-name="T7">ut</text:span> <text:span text:style-name="T7">post</text:span> <text:span text:style-name="T7"/><text:span text:style-name="T7">correctionem</text:span> <text:span text:style-name="T7">n<text:span text:style-name="T1">ost</text:span>ram</text:span> <text:span text:style-name="T7">uel</text:span> <text:span text:style-name="T7">agnitione<text:span text:style-name="T1">m</text:span></text:span><text:span text:style-name="T7">(158r)</text:span><text:span text:style-name="T7"/><text:span text:style-name="T7"> | </text:span><text:span text:style-name="T7">d<text:span text:style-name="T1">e</text:span>i</text:span> <text:span text:style-name="T7">exaltaremur</text:span><text:span text:style-name="T7">·</text:span> <text:span text:style-name="T7"><text:span text:style-name="T1">et</text:span></text:span> <text:span text:style-name="T7">confiteremur</text:span> <text:span text:style-name="T7">mirabilia</text:span> <text:span text:style-name="T7">eius</text:span> <text:span text:style-name="T7">[[±17]]</text:span><text:span text:style-name="T7"/><text:span text:style-name="T7"> | </text:span><text:span text:style-name="T7">sub</text:span> <text:span text:style-name="T7">celo</text:span><text:span text:style-name="T7">·</text:span> <text:span text:style-name="T7"/></text:p>
      <text:p>4. <text:span text:style-name="T7"/><text:span text:style-name="T7">quia</text:span> <text:span text:style-name="T7">non</text:span> <text:span text:style-name="T7"><text:span text:style-name="T1">est</text:span></text:span> <text:span text:style-name="T7">alius</text:span><text:span text:style-name="T7">[[±5]]</text:span><text:span text:style-name="T7">nec</text:span> <text:span text:style-name="T7">umquam</text:span> <text:span text:style-name="T7">fuit</text:span> <text:span text:style-name="T7">nec</text:span><text:span text:style-name="T7">[[±9]]</text:span><text:span text:style-name="T7"/><text:span text:style-name="T7">p&lt;os&gt;t</text:span> <text:span text:style-name="T7">hunc</text:span><text:span text:style-name="T7">·</text:span> <text:span text:style-name="T7">p[[±4]]</text:span><text:span text:style-name="T7"> | </text:span><text:span text:style-name="T7">d<text:span text:style-name="T1">eu</text:span>m</text:span> <text:span text:style-name="T7">patrem</text:span> <text:span text:style-name="T7">ingenitu<text:span text:style-name="T1">m</text:span></text:span> <text:span text:style-name="T7">sine</text:span> <text:span text:style-name="T7">principio</text:span><text:span text:style-name="T7">·</text:span> <text:span text:style-name="T7">a</text:span> <text:span text:style-name="T7">quo</text:span> <text:span text:style-name="T7">est</text:span> <text:span text:style-name="T7"/><text:span text:style-name="T7">omne</text:span> <text:span text:style-name="T7">principium</text:span> <text:span text:style-name="T7">[·]
                    ERROR
                </text:span> <text:span text:style-name="T7">omnia</text:span><text:span text:style-name="T7"> | </text:span><text:span text:style-name="T7">tenentem</text:span> <text:span text:style-name="T7">ut</text:span> <text:span text:style-name="T7">diximus</text:span><text:span text:style-name="T7">.</text:span><text:span text:style-name="T7">[[±2.33]]</text:span><text:span text:style-name="T7">huius</text:span> <text:span text:style-name="T7">filium</text:span> <text:span text:style-name="T7"/><text:span text:style-name="T7">ie<text:span text:style-name="T1">su</text:span>m</text:span> <text:span text:style-name="T7">chr<text:span text:style-name="T1">istu</text:span>m</text:span><text:span text:style-name="T7">·</text:span> <text:span text:style-name="T7">quem</text:span> <text:span text:style-name="T7">cu<text:span text:style-name="T1">m</text:span></text:span> <text:span text:style-name="T7">patre</text:span> <text:span text:style-name="T7">scili</text:span><text:span text:style-name="T7">|</text:span><text:span text:style-name="T7">cet</text:span> <text:span text:style-name="T7">fuisse</text:span> <text:span text:style-name="T7">taestamur</text:span> <text:span text:style-name="T7">semp<text:span text:style-name="T1">er</text:span></text:span> <text:span text:style-name="T7"/><text:span text:style-name="T7">ante</text:span> <text:span text:style-name="T7">origine<text:span text:style-name="T1">m</text:span></text:span> <text:span text:style-name="T7">s<text:span text:style-name="T1">ae</text:span>c<text:span text:style-name="T1">u</text:span>li</text:span> <text:span text:style-name="T7">spiritalit<text:span text:style-name="T1">er</text:span></text:span> <text:span text:style-name="T7">apud</text:span> <text:span text:style-name="T7">patrem</text:span><text:span text:style-name="T7">·</text:span><text:span text:style-name="T7"> | </text:span><text:span text:style-name="T7">inenarrabilit<text:span text:style-name="T1">er</text:span></text:span> <text:span text:style-name="T7">genitum</text:span> <text:span text:style-name="T7"/><text:span text:style-name="T7">ante</text:span> <text:span text:style-name="T7">om<text:span text:style-name="T1">n</text:span>e</text:span> <text:span text:style-name="T7">principium</text:span> <text:span text:style-name="T7">[·]
                    ERROR
                </text:span> <text:span text:style-name="T7">p<text:span text:style-name="T1">er</text:span></text:span> <text:span text:style-name="T7">ipsum</text:span> <text:span text:style-name="T7">facta</text:span> <text:span text:style-name="T7">sunt</text:span> <text:span text:style-name="T7">uisibilia</text:span><text:span text:style-name="T7"> | </text:span><text:span text:style-name="T7"><text:span text:style-name="T1">et</text:span></text:span> <text:span text:style-name="T7"/><text:span text:style-name="T7">inuisibilia</text:span><text:span text:style-name="T7">;</text:span> <text:span text:style-name="T7">hominem</text:span> <text:span text:style-name="T7">factum</text:span> <text:span text:style-name="T7">deuicta</text:span> <text:span text:style-name="T7">morte</text:span> <text:span text:style-name="T7">[·]
                    ERROR
                </text:span> <text:span text:style-name="T7">in</text:span> <text:span text:style-name="T7">celis</text:span> <text:span text:style-name="T7">receptum</text:span> <text:span text:style-name="T7">ad</text:span> <text:span text:style-name="T7">pa</text:span><text:span text:style-name="T7">|</text:span><text:span text:style-name="T7">trem</text:span><text:span text:style-name="T7">·</text:span> <text:span text:style-name="T7"/><text:span text:style-name="T7"><text:span text:style-name="T3">E</text:span>t</text:span> <text:span text:style-name="T7">dedit</text:span> <text:span text:style-name="T7">illi</text:span> <text:span text:style-name="T7">omnem</text:span> <text:span text:style-name="T7">potestatem</text:span> <text:span text:style-name="T7">sup<text:span text:style-name="T1">er</text:span></text:span> <text:span text:style-name="T7">omne</text:span> <text:span text:style-name="T7">nomen</text:span> <text:span text:style-name="T7">caelestium</text:span><text:span text:style-name="T7"> | </text:span><text:span text:style-name="T7"/><text:span text:style-name="T7"><text:span text:style-name="T1">et</text:span></text:span> <text:span text:style-name="T7">infernoru<text:span text:style-name="T1">m</text:span></text:span><text:span text:style-name="T7">·</text:span> <text:span text:style-name="T7">ut</text:span> <text:span text:style-name="T7">omnis</text:span> <text:span text:style-name="T7">lingua</text:span> <text:span text:style-name="T7">confiteatur</text:span><text:span text:style-name="T7">·</text:span> <text:span text:style-name="T7">quia</text:span> <text:span text:style-name="T7"/><text:span text:style-name="T7">d<text:span text:style-name="T1">eu</text:span>s</text:span> <text:span text:style-name="T7"><text:span text:style-name="T1">et</text:span></text:span> <text:span text:style-name="T7">d<text:span text:style-name="T1">omi</text:span>m<text:span text:style-name="T1">u</text:span>s</text:span> <text:span text:style-name="T7"><text:span text:style-name="T1">est</text:span></text:span> <text:span text:style-name="T7">ie<text:span text:style-name="T1">su</text:span>s</text:span> <text:span text:style-name="T7">chr<text:span text:style-name="T1">istu</text:span>s</text:span><text:span text:style-name="T7">·</text:span><text:span text:style-name="T7"> | </text:span><text:span text:style-name="T7">quem</text:span> <text:span text:style-name="T7">credimus</text:span><text:span text:style-name="T7">.</text:span> <text:span text:style-name="T7"><text:span text:style-name="T1">et</text:span></text:span> <text:span text:style-name="T7">exspectamus</text:span> <text:span text:style-name="T7"/><text:span text:style-name="T7">aduentum</text:span> <text:span text:style-name="T7">ipsius</text:span><text:span text:style-name="T7">·</text:span> <text:span text:style-name="T7">mox</text:span> <text:span text:style-name="T7">futurum</text:span><text:span text:style-name="T7">
                    ERROR
                </text:span><text:span text:style-name="T7">[i]
                    ERROR
                udex</text:span><text:span text:style-name="T7"> \\futuruse<text:span text:style-name="T1">st</text:span>// </text:span><text:span text:style-name="T7"> | </text:span><text:span text:style-name="T7">uiuorum</text:span> <text:span text:style-name="T7">atq<text:span text:style-name="T1">ue</text:span></text:span> <text:span text:style-name="T7">mortuo<text:span text:style-name="T1">rum</text:span></text:span><text:span text:style-name="T7">·</text:span> <text:span text:style-name="T7"/><text:span text:style-name="T7">qui</text:span> <text:span text:style-name="T7">reddet</text:span> <text:span text:style-name="T7">unicuiq<text:span text:style-name="T1">ue</text:span></text:span> <text:span text:style-name="T7">s<text:span text:style-name="T1">e</text:span>c<text:span text:style-name="T1">un</text:span>d<text:span text:style-name="T1">u</text:span>m</text:span> <text:span text:style-name="T7">op&lt;er&gt;a</text:span> <text:span text:style-name="T7">sua</text:span> <text:span text:style-name="T7">[·]
                    ERROR
                </text:span> <text:span text:style-name="T7"><text:span text:style-name="T1">et</text:span></text:span><text:span text:style-name="T7"> | </text:span><text:span text:style-name="T7">infudit</text:span> <text:span text:style-name="T7">in</text:span> <text:span text:style-name="T7">nobis</text:span> <text:span text:style-name="T7"/><text:span text:style-name="T7">abunde</text:span> <text:span text:style-name="T7">sp<text:span text:style-name="T1">iritu</text:span>s</text:span> <text:span text:style-name="T7">s<text:span text:style-name="T1">an</text:span>c<text:span text:style-name="T1">tu</text:span>i</text:span> <text:span text:style-name="T7">donu<text:span text:style-name="T1">m</text:span></text:span><text:span text:style-name="T7">·</text:span> <text:span text:style-name="T7"><text:span text:style-name="T1">et</text:span></text:span> <text:span text:style-name="T7">pignus</text:span> <text:span text:style-name="T7">inmortalitatis</text:span> <text:span text:style-name="T7">[·]
                    ERROR
                </text:span> <text:span text:style-name="T7">qui</text:span> <text:span text:style-name="T7">fa</text:span><text:span text:style-name="T7">|</text:span><text:span text:style-name="T7">cit</text:span> <text:span text:style-name="T7"/><text:span text:style-name="T7">credentes</text:span><text:span text:style-name="T7">.</text:span> <text:span text:style-name="T7"><text:span text:style-name="T1">et</text:span></text:span> <text:span text:style-name="T7">obedientes</text:span><text:span text:style-name="T7">·</text:span> <text:span text:style-name="T7">ut</text:span> <text:span text:style-name="T7">sint</text:span> <text:span text:style-name="T7">filii</text:span> <text:span text:style-name="T7">d<text:span text:style-name="T1">e</text:span>i</text:span> <text:span text:style-name="T7">patris</text:span><text:span text:style-name="T7">.</text:span> <text:span text:style-name="T7"><text:span text:style-name="T1">et</text:span></text:span> <text:span text:style-name="T7">coheredes</text:span> <text:span text:style-name="T7">chr<text:span text:style-name="T1">ist</text:span>i</text:span> <text:span text:style-name="T7">[·]
                    ERROR
                </text:span><text:span text:style-name="T7"> | </text:span><text:span text:style-name="T7">quem</text:span> <text:span text:style-name="T7"/><text:span text:style-name="T7">confitemur</text:span> <text:span text:style-name="T7"><text:span text:style-name="T1">et</text:span></text:span> <text:span text:style-name="T7">adoramus</text:span><text:span text:style-name="T7">·</text:span> <text:span text:style-name="T7">unum</text:span> <text:span text:style-name="T7">d<text:span text:style-name="T1">eu</text:span>m</text:span> <text:span text:style-name="T7">in</text:span> <text:span text:style-name="T7">trinitate</text:span> <text:span text:style-name="T7">sacri</text:span> <text:span text:style-name="T7">nominis</text:span><text:span text:style-name="T7">·</text:span><text:span text:style-name="T7"> | </text:span><text:span text:style-name="T7"/></text:p>
      <text:p>5. <text:span text:style-name="T7"/><text:span text:style-name="T7"><text:span text:style-name="T3">I</text:span>pse</text:span> <text:span text:style-name="T7">eni<text:span text:style-name="T1">m</text:span></text:span> <text:span text:style-name="T7">dixit</text:span> <text:span text:style-name="T7">p<text:span text:style-name="T1">er</text:span></text:span> <text:span text:style-name="T7">prophetam</text:span><text:span text:style-name="T7">·</text:span> <text:span text:style-name="T7"><text:span text:style-name="T3">I</text:span>nuoca</text:span> <text:span text:style-name="T7">me</text:span> <text:span text:style-name="T7">in</text:span> <text:span text:style-name="T7">die</text:span> <text:span text:style-name="T7">tribulationis</text:span> <text:span text:style-name="T7"/><text:span text:style-name="T7">tue</text:span><text:span text:style-name="T7">;</text:span> <text:span text:style-name="T7"><text:span text:style-name="T1">et</text:span></text:span> <text:span text:style-name="T7">libe</text:span><text:span text:style-name="T7">|</text:span><text:span text:style-name="T7">rabo</text:span> <text:span text:style-name="T7">te</text:span><text:span text:style-name="T7">·</text:span> <text:span text:style-name="T7"><text:span text:style-name="T1">et</text:span></text:span> <text:span text:style-name="T7">magnificabis</text:span> <text:span text:style-name="T7">me</text:span><text:span text:style-name="T7">·</text:span> <text:span text:style-name="T7"><text:span text:style-name="T3">E</text:span>t</text:span> <text:span text:style-name="T7">iterum</text:span> <text:span text:style-name="T7">inquit</text:span><text:span text:style-name="T7">·</text:span> <text:span text:style-name="T7"><text:span text:style-name="T3">O</text:span>pera</text:span> <text:span text:style-name="T7">autem</text:span> <text:span text:style-name="T7"/><text:span text:style-name="T7">d<text:span text:style-name="T1">e</text:span>i</text:span> <text:span text:style-name="T7">reue</text:span><text:span text:style-name="T7">|</text:span><text:span text:style-name="T7">lare</text:span> <text:span text:style-name="T7"><text:span text:style-name="T1">et</text:span></text:span> <text:span text:style-name="T7">confiteri</text:span> <text:span text:style-name="T7">honorific[a]
                    \u/
                m</text:span> <text:span text:style-name="T7"><text:span text:style-name="T1">est</text:span></text:span><text:span text:style-name="T7">·</text:span> <text:span text:style-name="T7"/><text:span text:style-name="T7"/></text:p>
      <text:p>6. <text:span text:style-name="T7"/><text:span text:style-name="T7"><text:span text:style-name="T3">T</text:span>amen</text:span> <text:span text:style-name="T7"><text:span text:style-name="T1">et</text:span>si</text:span> <text:span text:style-name="T7">in</text:span> <text:span text:style-name="T7">multis</text:span> <text:span text:style-name="T7">inperfe&lt;ctu&gt;s</text:span> <text:span text:style-name="T7">sum</text:span><text:span text:style-name="T7">·</text:span><text:span text:style-name="T7"> | </text:span><text:span text:style-name="T7">opto</text:span> <text:span text:style-name="T7">fr<text:span text:style-name="T1">atre</text:span>s</text:span> <text:span text:style-name="T7"><text:span text:style-name="T1">et</text:span></text:span> <text:span text:style-name="T7">cognatos</text:span> <text:span text:style-name="T7"/><text:span text:style-name="T7">meos</text:span> <text:span text:style-name="T7">scire</text:span> <text:span text:style-name="T7">qualitatem</text:span> <text:span text:style-name="T7">meam</text:span><text:span text:style-name="T7">;</text:span> <text:span text:style-name="T7"><text:span text:style-name="T1">et</text:span></text:span> <text:span text:style-name="T7">ut</text:span> <text:span text:style-name="T7">possint</text:span><text:span text:style-name="T7"> | </text:span><text:span text:style-name="T7">uotum</text:span> <text:span text:style-name="T7">anime</text:span> <text:span text:style-name="T7"/><text:span text:style-name="T7">mee</text:span><text:span text:style-name="T7">·</text:span> <text:span text:style-name="T7"/></text:p>
      <text:p>7. <text:span text:style-name="T7"/><text:span text:style-name="T7"><text:span text:style-name="T3">N</text:span>on</text:span> <text:span text:style-name="T7">ignoro</text:span> <text:span text:style-name="T7">testimonium</text:span> <text:span text:style-name="T7">d<text:span text:style-name="T1">omi</text:span>ni</text:span> <text:span text:style-name="T7">mei</text:span><text:span text:style-name="T7">·</text:span> <text:span text:style-name="T7">qui</text:span> <text:span text:style-name="T7">in</text:span> <text:span text:style-name="T7">psal&lt;mo&gt;[[±1]]</text:span><text:span text:style-name="T7"> | </text:span><text:span text:style-name="T7">testatur</text:span> <text:span text:style-name="T7">[·]
                    ERROR
                </text:span> <text:span text:style-name="T7"/><text:span text:style-name="T7">p<text:span text:style-name="T1">er</text:span>
                    ERROR
                </text:span> <text:span text:style-name="T7">om<text:span text:style-name="T1">ne</text:span>s</text:span> <text:span text:style-name="T7">qui</text:span> <text:span text:style-name="T7">locuntur</text:span> <text:span text:style-name="T7">mendatium</text:span><text:span text:style-name="T7">·</text:span> <text:span text:style-name="T7"><text:span text:style-name="T3">E</text:span>t</text:span> <text:span text:style-name="T7">iterum</text:span> <text:span text:style-name="T7">
                    ERROR
                </text:span> <text:span text:style-name="T7">os</text:span> <text:span text:style-name="T7">qui</text:span> <text:span text:style-name="T7"/><text:span text:style-name="T7">men</text:span><text:span text:style-name="T7">|</text:span><text:span text:style-name="T7">titur</text:span> <text:span text:style-name="T7">[·]
                    ERROR
                </text:span> <text:span text:style-name="T7">occidit</text:span> <text:span text:style-name="T7">animam</text:span><text:span text:style-name="T7">·</text:span> <text:span text:style-name="T7"><text:span text:style-name="T3">E</text:span>t</text:span> <text:span text:style-name="T7">idem</text:span> <text:span text:style-name="T7">d<text:span text:style-name="T1">omi</text:span>n<text:span text:style-name="T1">u</text:span>s</text:span> <text:span text:style-name="T7">in</text:span> <text:span text:style-name="T7">euuangelio</text:span><text:span text:style-name="T7">·</text:span> <text:span text:style-name="T7"/><text:span text:style-name="T7"><text:span text:style-name="T3">O</text:span>mne</text:span> <text:span text:style-name="T7">uerbum</text:span><text:span text:style-name="T7"> | </text:span><text:span text:style-name="T7">oti\\osu//um</text:span> <text:span text:style-name="T7">quod</text:span> <text:span text:style-name="T7">locuti</text:span> <text:span text:style-name="T7">fuerint</text:span> <text:span text:style-name="T7">homines</text:span><text:span text:style-name="T7">;</text:span> <text:span text:style-name="T7">reddent</text:span> <text:span text:style-name="T7">de</text:span> <text:span text:style-name="T7">eo</text:span> <text:span text:style-name="T7">rationem</text:span> <text:span text:style-name="T7">in</text:span> <text:span text:style-name="T7"/><text:span text:style-name="T7">die</text:span><text:span text:style-name="T7"> | </text:span><text:span text:style-name="T7">iuditii</text:span><text:span text:style-name="T7">·</text:span> <text:span text:style-name="T7"/></text:p>
      <text:p>8. <text:span text:style-name="T7"/><text:span text:style-name="T7"><text:span text:style-name="T3">U</text:span>nde</text:span> <text:span text:style-name="T7">autem</text:span> <text:span text:style-name="T7">uehement<text:span text:style-name="T1">er</text:span></text:span> <text:span text:style-name="T7">debueram</text:span> <text:span text:style-name="T7">cum</text:span> <text:span text:style-name="T7">timore</text:span> <text:span text:style-name="T7">et</text:span> <text:span text:style-name="T7">tremore</text:span> <text:span text:style-name="T7"/><text:span text:style-name="T7">metue</text:span><text:span text:style-name="T7">|</text:span><text:span text:style-name="T7">re</text:span> <text:span text:style-name="T7">hanc</text:span> <text:span text:style-name="T7">sententiam</text:span> <text:span text:style-name="T7">in</text:span> <text:span text:style-name="T7">die</text:span> <text:span text:style-name="T7">illa</text:span><text:span text:style-name="T7">·</text:span> <text:span text:style-name="T7">ubi</text:span> <text:span text:style-name="T7">nemo</text:span> <text:span text:style-name="T7">poterit</text:span> <text:span text:style-name="T7">se</text:span> <text:span text:style-name="T7">subtrahere</text:span><text:span text:style-name="T7">·</text:span> <text:span text:style-name="T7"/><text:span text:style-name="T7">uel</text:span><text:span text:style-name="T7"> | </text:span><text:span text:style-name="T7">abscondere</text:span><text:span text:style-name="T7">;</text:span> <text:span text:style-name="T7">sed</text:span> <text:span text:style-name="T7">om<text:span text:style-name="T1">ne</text:span>s</text:span> <text:span text:style-name="T7">omnino</text:span> <text:span text:style-name="T7">reddituri</text:span> <text:span text:style-name="T7">sumus</text:span> <text:span text:style-name="T7">rationem</text:span> <text:span text:style-name="T7">[·]
                    ERROR
                </text:span> <text:span text:style-name="T7">etiam</text:span> <text:span text:style-name="T7"/><text:span text:style-name="T7">mi</text:span><text:span text:style-name="T7">|</text:span><text:span text:style-name="T7">nimorum</text:span> <text:span text:style-name="T7">peccatorum</text:span> <text:span text:style-name="T7">ante</text:span> <text:span text:style-name="T7">tribunal</text:span> <text:span text:style-name="T7">chr<text:span text:style-name="T1">ist</text:span>i</text:span> <text:span text:style-name="T7">d<text:span text:style-name="T1">omi</text:span>ni</text:span><text:span text:style-name="T7">·</text:span> <text:span text:style-name="T7"/></text:p>
      <text:p>9. <text:span text:style-name="T7"/><text:span text:style-name="T7"><text:span text:style-name="T3">Q</text:span>uapropt<text:span text:style-name="T1">er</text:span></text:span> <text:span text:style-name="T7">olim</text:span> <text:span text:style-name="T7">cogi</text:span><text:span text:style-name="T7">|</text:span><text:span text:style-name="T7">taui</text:span> <text:span text:style-name="T7">scribere</text:span><text:span text:style-name="T7">;</text:span> <text:span text:style-name="T7">sed</text:span> <text:span text:style-name="T7">usq<text:span text:style-name="T1">ue</text:span></text:span> <text:span text:style-name="T7">nunc</text:span> <text:span text:style-name="T7">hesitaui</text:span> <text:span text:style-name="T7">[·]
                    ERROR
                </text:span> <text:span text:style-name="T7"/><text:span text:style-name="T7"><text:span text:style-name="T3">T</text:span>imui</text:span> <text:span text:style-name="T7">enim</text:span> <text:span text:style-name="T7">ne</text:span> <text:span text:style-name="T7">incederem</text:span><text:span text:style-name="T7"> | </text:span><text:span text:style-name="T7">linguam</text:span> <text:span text:style-name="T7">hominum</text:span><text:span text:style-name="T7">.</text:span> <text:span text:style-name="T7"><text:span text:style-name="T1">et</text:span></text:span> <text:span text:style-name="T7">quia</text:span> <text:span text:style-name="T7">non</text:span> <text:span text:style-name="T7">legi</text:span> <text:span text:style-name="T7"/><text:span text:style-name="T7">sicut</text:span> <text:span text:style-name="T7">cete<text:span text:style-name="T3">R</text:span>i</text:span><text:span text:style-name="T7">·</text:span> <text:span text:style-name="T7">qui</text:span> <text:span text:style-name="T7">optime</text:span> <text:span text:style-name="T7">itaq<text:span text:style-name="T1">ue</text:span></text:span><text:span text:style-name="T7"> | </text:span><text:span text:style-name="T7">iure</text:span> <text:span text:style-name="T7"><text:span text:style-name="T1">et</text:span></text:span> <text:span text:style-name="T7">sacras</text:span> <text:span text:style-name="T7">litteras</text:span> <text:span text:style-name="T7">utraq<text:span text:style-name="T1">ue</text:span></text:span> <text:span text:style-name="T7"/><text:span text:style-name="T7">pari</text:span> <text:span text:style-name="T7">modo</text:span> <text:span text:style-name="T7">combiberunt</text:span><text:span text:style-name="T7">·</text:span> <text:span text:style-name="T7"><text:span text:style-name="T1">et</text:span></text:span> <text:span text:style-name="T7">sermone<text:span text:style-name="T1">m</text:span></text:span><text:span text:style-name="T7"> | </text:span><text:span text:style-name="T7">illorum</text:span> <text:span text:style-name="T7">ex</text:span> <text:span text:style-name="T7">infantia</text:span> <text:span text:style-name="T7">numquam</text:span> <text:span text:style-name="T7"/><text:span text:style-name="T7">mutauerunt</text:span><text:span text:style-name="T7">;</text:span> <text:span text:style-name="T7">sed</text:span> <text:span text:style-name="T7">magis</text:span> <text:span text:style-name="T7">ad</text:span> <text:span text:style-name="T7">p<text:span text:style-name="T1">er</text:span>fectu<text:span text:style-name="T1">m</text:span></text:span><text:span text:style-name="T7"> | </text:span><text:span text:style-name="T7">semp<text:span text:style-name="T1">er</text:span></text:span> <text:span text:style-name="T7">addiderunt</text:span><text:span text:style-name="T7">·</text:span> <text:span text:style-name="T7"><text:span text:style-name="T3">N</text:span>am</text:span> <text:span text:style-name="T7">sermo</text:span> <text:span text:style-name="T7"/><text:span text:style-name="T7"><text:span text:style-name="T1">et</text:span></text:span> <text:span text:style-name="T7">loquela</text:span> <text:span text:style-name="T7"><text:span text:style-name="T3">n</text:span><text:span text:style-name="T1">ost</text:span>ra</text:span><text:span text:style-name="T7">.</text:span> <text:span text:style-name="T7">translata</text:span> <text:span text:style-name="T7"><text:span text:style-name="T1">est</text:span></text:span> <text:span text:style-name="T7">in</text:span><text:span text:style-name="T7"> | </text:span><text:span text:style-name="T7">linguam</text:span> <text:span text:style-name="T7">alienam</text:span><text:span text:style-name="T7">;</text:span> <text:span text:style-name="T7">sicut</text:span> <text:span text:style-name="T7">facile</text:span> <text:span text:style-name="T7">potest</text:span> <text:span text:style-name="T7"/><text:span text:style-name="T7">probari</text:span> <text:span text:style-name="T7">ex</text:span> <text:span text:style-name="T7">saliua</text:span> <text:span text:style-name="T7">scripture</text:span> <text:span text:style-name="T7">mee</text:span><text:span text:style-name="T7"> | </text:span><text:span text:style-name="T7">qualit<text:span text:style-name="T1">er</text:span></text:span> <text:span text:style-name="T7">sum</text:span> <text:span text:style-name="T7">ego</text:span> <text:span text:style-name="T7">in</text:span> <text:span text:style-name="T7">sermonib<text:span text:style-name="T1">us</text:span></text:span> <text:span text:style-name="T7"/><text:span text:style-name="T7">instructus</text:span> <text:span text:style-name="T7">atq<text:span text:style-name="T1">ue</text:span></text:span> <text:span text:style-name="T7">eruditus</text:span> <text:span text:style-name="T7">
                    ERROR
                </text:span> <text:span text:style-name="T7">quia</text:span> <text:span text:style-name="T7">inquit</text:span><text:span text:style-name="T7"> | </text:span><text:span text:style-name="T7">sapiens</text:span> <text:span text:style-name="T7">per</text:span> <text:span text:style-name="T7">linguam</text:span> <text:span text:style-name="T7"/><text:span text:style-name="T7">dinoscitur</text:span> <text:span text:style-name="T7">
                    ERROR
                </text:span> <text:span text:style-name="T7"><text:span text:style-name="T1">et</text:span></text:span> <text:span text:style-name="T7">sensus</text:span> <text:span text:style-name="T7"><text:span text:style-name="T1">et</text:span></text:span> <text:span text:style-name="T7">scientia</text:span> <text:span text:style-name="T7"><text:span text:style-name="T1">et</text:span></text:span> <text:span text:style-name="T7">doctrina</text:span><text:span text:style-name="T7"> | </text:span><text:span text:style-name="T7">uarietatis</text:span><text:span text:style-name="T7">·</text:span> <text:span text:style-name="T7"/></text:p>
      <text:p>10. <text:span text:style-name="T7"/><text:span text:style-name="T7"><text:span text:style-name="T3">S</text:span>ed</text:span> <text:span text:style-name="T7">prodest</text:span> <text:span text:style-name="T7">excusatio</text:span> <text:span text:style-name="T7">iuxta</text:span> <text:span text:style-name="T7">ueritatem</text:span><text:span text:style-name="T7">·</text:span> <text:span text:style-name="T7">presertim</text:span><text:span text:style-name="T7"> | </text:span><text:span text:style-name="T7">cum</text:span> <text:span text:style-name="T7"/><text:span text:style-name="T7">presu<text:span text:style-name="T1">m</text:span>ptione</text:span><text:span text:style-name="T7">·</text:span><text:span text:style-name="T7">[·]
                    ERROR
                </text:span> <text:span text:style-name="T7">quatinus</text:span> <text:span text:style-name="T7">modo</text:span> <text:span text:style-name="T7">ipse</text:span> <text:span text:style-name="T7">adpeto</text:span> <text:span text:style-name="T7">in</text:span> <text:span text:style-name="T7">senectute</text:span> <text:span text:style-name="T7">mea</text:span><text:span text:style-name="T7">·</text:span><text:span text:style-name="T7"> | </text:span><text:span text:style-name="T7">quod</text:span> <text:span text:style-name="T7"/><text:span text:style-name="T7">in</text:span> <text:span text:style-name="T7">iuuentute</text:span> <text:span text:style-name="T7">non</text:span> <text:span text:style-name="T7">co<text:span text:style-name="T1">m</text:span>paraui</text:span><text:span text:style-name="T7">;</text:span> <text:span text:style-name="T7">quia</text:span> <text:span text:style-name="T7">obstiterunt</text:span> <text:span text:style-name="T7">peccata</text:span> <text:span text:style-name="T7">mea</text:span><text:span text:style-name="T7">·</text:span><text:span text:style-name="T7"> | </text:span><text:span text:style-name="T7"><text:span text:style-name="T3">U</text:span>t</text:span> <text:span text:style-name="T7"/><text:span text:style-name="T7">confirmarem</text:span> <text:span text:style-name="T7">quodq<text:span text:style-name="T1">ue</text:span></text:span> <text:span text:style-name="T7">ante</text:span> <text:span text:style-name="T7">non</text:span> <text:span text:style-name="T7">legeram</text:span> <text:span text:style-name="T7">
                    ERROR
                </text:span> <text:span text:style-name="T7">sed</text:span> <text:span text:style-name="T7">quis</text:span> <text:span text:style-name="T7">m&lt;e&gt;</text:span> <text:span text:style-name="T7">credit</text:span><text:span text:style-name="T7">[·]
                    ERROR
                </text:span><text:span text:style-name="T7"> | </text:span><text:span text:style-name="T7"><text:span text:style-name="T1">et</text:span>si</text:span> <text:span text:style-name="T7"/><text:span text:style-name="T7">dixero</text:span> <text:span text:style-name="T7">quod</text:span> <text:span text:style-name="T7">ante</text:span> <text:span text:style-name="T7">prefatus</text:span> <text:span text:style-name="T7">sum</text:span> <text:span text:style-name="T7">
                    ERROR
                </text:span> <text:span text:style-name="T7"/><text:span text:style-name="T7"/><text:span text:style-name="T7">adolescens</text:span> <text:span text:style-name="T7"/><text:span text:style-name="T7">immo</text:span> <text:span text:style-name="T7">pene</text:span> <text:span text:style-name="T7">puer</text:span><text:span text:style-name="T7"> | </text:span><text:span text:style-name="T7">inuerbis</text:span> <text:span text:style-name="T7">capturam</text:span> <text:span text:style-name="T7">dedi</text:span> <text:span text:style-name="T7">[·]
                    ERROR
                </text:span> <text:span text:style-name="T7">antequam</text:span> <text:span text:style-name="T7"/><text:span text:style-name="T7">scirem</text:span> <text:span text:style-name="T7">quid</text:span> <text:span text:style-name="T7">adpeterem</text:span><text:span text:style-name="T7">·</text:span><text:span text:style-name="T7"> | </text:span><text:span text:style-name="T7">uel</text:span> <text:span text:style-name="T7">quid</text:span> <text:span text:style-name="T7">inuitare</text:span> <text:span text:style-name="T7">debueram</text:span><text:span text:style-name="T7">·</text:span> <text:span text:style-name="T7"/><text:span text:style-name="T7"><text:span text:style-name="T3">U</text:span>nde</text:span> <text:span text:style-name="T7">ergo</text:span> <text:span text:style-name="T7">hodie</text:span> <text:span text:style-name="T7">erubesco</text:span><text:span text:style-name="T7">·</text:span><text:span text:style-name="T7">(158v)</text:span><text:span text:style-name="T7"/><text:span text:style-name="T7"> | </text:span><text:span text:style-name="T7">[[±15]]&lt;denud&gt;are</text:span><text:span text:style-name="T7">.</text:span> <text:span text:style-name="T7"/><text:span text:style-name="T7">imperitia</text:span> <text:span text:style-name="T7">meam</text:span> <text:span text:style-name="T7">quia</text:span> <text:span text:style-name="T7">disertis</text:span> <text:span text:style-name="T7">breui</text:span><text:span text:style-name="T7"> | </text:span><text:span text:style-name="T7">[[±3.33]]</text:span><text:span text:style-name="T7">sermone</text:span><text:span text:style-name="T7">&lt;explicar&gt;e</text:span> <text:span text:style-name="T7">nequeo</text:span><text:span text:style-name="T7">·</text:span> <text:span text:style-name="T7"/><text:span text:style-name="T7">sicut</text:span> <text:span text:style-name="T7">enim</text:span> <text:span text:style-name="T7">sp<text:span text:style-name="T1">iritu</text:span>s</text:span> <text:span text:style-name="T7">gessit</text:span><text:span text:style-name="T7">·</text:span> <text:span text:style-name="T7"><text:span text:style-name="T1">et</text:span></text:span> <text:span text:style-name="T7">animus</text:span><text:span text:style-name="T7"> | </text:span><text:span text:style-name="T7">[[±2]]&lt;s&gt;ensus</text:span> <text:span text:style-name="T7">monstrat</text:span> <text:span text:style-name="T7">effectus</text:span><text:span text:style-name="T7">·</text:span> <text:span text:style-name="T7"/></text:p>
      <text:p>11. <text:span text:style-name="T7"/><text:span text:style-name="T7"><text:span text:style-name="T3">S</text:span>ed</text:span> <text:span text:style-name="T7">si</text:span> <text:span text:style-name="T7">itaq<text:span text:style-name="T1">ue</text:span></text:span> <text:span text:style-name="T7">datum</text:span> <text:span text:style-name="T7">michi</text:span> <text:span text:style-name="T7">fuisset</text:span> <text:span text:style-name="T7">sicut</text:span><text:span text:style-name="T7"> | </text:span><text:span text:style-name="T7">ceteris</text:span><text:span text:style-name="T7">;</text:span> <text:span text:style-name="T7">ue&lt;rum&gt;tamen</text:span> <text:span text:style-name="T7"/><text:span text:style-name="T7">non</text:span> <text:span text:style-name="T7">silerem</text:span> <text:span text:style-name="T7">propt<text:span text:style-name="T1">er</text:span></text:span> <text:span text:style-name="T7">retributionem</text:span><text:span text:style-name="T7">·</text:span> <text:span text:style-name="T7"><text:span text:style-name="T3">E</text:span>t</text:span> <text:span text:style-name="T7">si</text:span> <text:span text:style-name="T7">forte</text:span><text:span text:style-name="T7"> | </text:span><text:span text:style-name="T7">uideatur</text:span> <text:span text:style-name="T7">ap&lt;ud&gt;&lt;&gt;</text:span><text:span text:style-name="T7"/><text:span text:style-name="T7">aliquantos</text:span> <text:span text:style-name="T7">me</text:span> <text:span text:style-name="T7">in</text:span> <text:span text:style-name="T7">hoc</text:span> <text:span text:style-name="T7">preponere</text:span><text:span text:style-name="T7">·</text:span> <text:span text:style-name="T7">cum</text:span> <text:span text:style-name="T7">mea</text:span> <text:span text:style-name="T7">in</text:span> <text:span text:style-name="T7">sci</text:span><text:span text:style-name="T7">|</text:span><text:span text:style-name="T7">entia</text:span> <text:span text:style-name="T7"><text:span text:style-name="T1">et</text:span></text:span> <text:span text:style-name="T7">tard&lt;iori&gt;</text:span> <text:span text:style-name="T7">lingue</text:span><text:span text:style-name="T7">·</text:span> <text:span text:style-name="T7"/><text:span text:style-name="T7">sed</text:span> <text:span text:style-name="T7">etiam</text:span> <text:span text:style-name="T7">scriptum</text:span> <text:span text:style-name="T7"><text:span text:style-name="T1">est</text:span></text:span> <text:span text:style-name="T7">lingue</text:span> <text:span text:style-name="T7">balbutientis</text:span><text:span text:style-name="T7"> | </text:span><text:span text:style-name="T7">uelocit<text:span text:style-name="T1">er</text:span></text:span> <text:span text:style-name="T7">discent</text:span> <text:span text:style-name="T7">loqui</text:span> <text:span text:style-name="T7">pacem</text:span><text:span text:style-name="T7">·</text:span><text:span text:style-name="T7"/><text:span text:style-name="T7">quanto</text:span> <text:span text:style-name="T7">magis</text:span> <text:span text:style-name="T7">nos</text:span> <text:span text:style-name="T7">adpete&lt;r&gt;e</text:span><text:span text:style-name="T7">debem<text:span text:style-name="T1">us</text:span></text:span><text:span text:style-name="T7"> | </text:span><text:span text:style-name="T7">qui</text:span> <text:span text:style-name="T7">sumus</text:span> <text:span text:style-name="T7">inquit</text:span> <text:span text:style-name="T7">ep<text:span text:style-name="T1">isto</text:span>la</text:span> <text:span text:style-name="T7"/><text:span text:style-name="T7">chr<text:span text:style-name="T1">ist</text:span>i</text:span> <text:span text:style-name="T7">in</text:span> <text:span text:style-name="T7">salutem</text:span><text:span text:style-name="T7">;</text:span> <text:span text:style-name="T7">usq<text:span text:style-name="T1">ue</text:span></text:span> <text:span text:style-name="T7">ad</text:span> <text:span text:style-name="T7">ultimum</text:span> <text:span text:style-name="T7">terr&lt;ae&gt;</text:span><text:span text:style-name="T7">.</text:span><text:span text:style-name="T7"> | </text:span><text:span text:style-name="T7"><text:span text:style-name="T3">E</text:span>t</text:span> <text:span text:style-name="T7">si</text:span> <text:span text:style-name="T7">non</text:span> <text:span text:style-name="T7">deserta</text:span> <text:span text:style-name="T7">sed</text:span> <text:span text:style-name="T7"/><text:span text:style-name="T7">raptum</text:span> <text:span text:style-name="T7"><text:span text:style-name="T1">et</text:span></text:span> <text:span text:style-name="T7">fortissimu<text:span text:style-name="T1">m</text:span></text:span> <text:span text:style-name="T7">scripta</text:span> <text:span text:style-name="T7">in</text:span> <text:span text:style-name="T7">cordibus</text:span> <text:span text:style-name="T7">n<text:span text:style-name="T1">ost</text:span>ris</text:span><text:span text:style-name="T7">·</text:span><text:span text:style-name="T7"> | </text:span><text:span text:style-name="T7">non</text:span> <text:span text:style-name="T7">atramen&lt;t&gt;o</text:span> <text:span text:style-name="T7">sed</text:span> <text:span text:style-name="T7"/><text:span text:style-name="T7">sp<text:span text:style-name="T1">irit</text:span>u</text:span> <text:span text:style-name="T7">d<text:span text:style-name="T1">e</text:span>i</text:span> <text:span text:style-name="T7">uiui</text:span><text:span text:style-name="T7">·</text:span> <text:span text:style-name="T7"><text:span text:style-name="T3">E</text:span>t</text:span> <text:span text:style-name="T7">iterum</text:span> <text:span text:style-name="T7">sp<text:span text:style-name="T1">iritu</text:span>s</text:span> <text:span text:style-name="T7">testatur</text:span><text:span text:style-name="T7">·</text:span> <text:span text:style-name="T7"><text:span text:style-name="T1">et</text:span></text:span> <text:span text:style-name="T7">rusticatio</text:span><text:span text:style-name="T7"> | </text:span><text:span text:style-name="T7"/><text:span text:style-name="T7">ab</text:span> <text:span text:style-name="T7">altissimo</text:span> <text:span text:style-name="T7">creata</text:span> <text:span text:style-name="T7">est</text:span><text:span text:style-name="T7">·</text:span> <text:span text:style-name="T7"/></text:p>
      <text:p>12. <text:span text:style-name="T7"/><text:span text:style-name="T7"><text:span text:style-name="T3">U</text:span>nde</text:span> <text:span text:style-name="T7">ergo</text:span> <text:span text:style-name="T7">primus</text:span> <text:span text:style-name="T7">rusticus</text:span> <text:span text:style-name="T7">p<text:span text:style-name="T1">er</text:span>fuga</text:span> <text:span text:style-name="T7">indoctus</text:span><text:span text:style-name="T7">·</text:span><text:span text:style-name="T7"> | </text:span><text:span text:style-name="T7">scilicet</text:span> <text:span text:style-name="T7">qui</text:span> <text:span text:style-name="T7"/><text:span text:style-name="T7">&lt;ne&gt;scio</text:span> <text:span text:style-name="T7">in</text:span> <text:span text:style-name="T7">posteru<text:span text:style-name="T1">m</text:span></text:span> <text:span text:style-name="T7">prouidere</text:span><text:span text:style-name="T7">·</text:span> <text:span text:style-name="T7">sed</text:span> <text:span text:style-name="T7">scio</text:span> <text:span text:style-name="T7">illud</text:span> <text:span text:style-name="T7">certissime</text:span><text:span text:style-name="T7"> | </text:span><text:span text:style-name="T7">quia</text:span> <text:span text:style-name="T7">utiq<text:span text:style-name="T1">ue</text:span></text:span> <text:span text:style-name="T7"/><text:span text:style-name="T7">priusqua<text:span text:style-name="T1">m</text:span></text:span> <text:span text:style-name="T7">humiliarer</text:span><text:span text:style-name="T7">·</text:span> <text:span text:style-name="T7">ego</text:span> <text:span text:style-name="T7">era<text:span text:style-name="T1">m</text:span></text:span> <text:span text:style-name="T7">uelut</text:span> <text:span text:style-name="T7">lapis</text:span> <text:span text:style-name="T7">qui</text:span> <text:span text:style-name="T7">iacet</text:span> <text:span text:style-name="T7">in</text:span> <text:span text:style-name="T7">luto</text:span><text:span text:style-name="T7"> | </text:span><text:span text:style-name="T7">profundo</text:span> <text:span text:style-name="T7"/><text:span text:style-name="T7"><text:span text:style-name="T1">et</text:span></text:span> <text:span text:style-name="T7">uenit</text:span> <text:span text:style-name="T7">qui</text:span> <text:span text:style-name="T7">potens</text:span> <text:span text:style-name="T7"><text:span text:style-name="T1">est</text:span></text:span><text:span text:style-name="T7">·</text:span> <text:span text:style-name="T7"><text:span text:style-name="T1">et</text:span></text:span> <text:span text:style-name="T7">in</text:span> <text:span text:style-name="T7">sua</text:span> <text:span text:style-name="T7">mis<text:span text:style-name="T1">eri</text:span>c<text:span text:style-name="T1">or</text:span>dia</text:span> <text:span text:style-name="T7">sustulit</text:span> <text:span text:style-name="T7">me</text:span><text:span text:style-name="T7">.</text:span><text:span text:style-name="T7"> | </text:span><text:span text:style-name="T7"><text:span text:style-name="T1">et</text:span></text:span> <text:span text:style-name="T7">quidem</text:span> <text:span text:style-name="T7"/><text:span text:style-name="T7">scilicet</text:span> <text:span text:style-name="T7">sursum</text:span> <text:span text:style-name="T7">alleuauit</text:span><text:span text:style-name="T7">;</text:span> <text:span text:style-name="T7"><text:span text:style-name="T1">et</text:span></text:span> <text:span text:style-name="T7">collocauit</text:span> <text:span text:style-name="T7">me</text:span> <text:span text:style-name="T7">in</text:span> <text:span text:style-name="T7">summo</text:span><text:span text:style-name="T7"> | </text:span><text:span text:style-name="T7">pariete</text:span><text:span text:style-name="T7">·</text:span> <text:span text:style-name="T7"/><text:span text:style-name="T7"><text:span text:style-name="T1">et</text:span></text:span> <text:span text:style-name="T7">inde</text:span> <text:span text:style-name="T7">fortit<text:span text:style-name="T1">er</text:span></text:span> <text:span text:style-name="T7">debueram</text:span> <text:span text:style-name="T7">exclamare</text:span> <text:span text:style-name="T7">ad</text:span> <text:span text:style-name="T7">retribuendam</text:span><text:span text:style-name="T7"> | </text:span><text:span text:style-name="T7">[[±7]]</text:span><text:span text:style-name="T7"/><text:span text:style-name="T7">aliquid</text:span> <text:span text:style-name="T7">d<text:span text:style-name="T1">omi</text:span>no</text:span><text:span text:style-name="T7">;</text:span> <text:span text:style-name="T7">pro</text:span> <text:span text:style-name="T7">tantis</text:span> <text:span text:style-name="T7">benefitiis</text:span> <text:span text:style-name="T7">eius</text:span> <text:span text:style-name="T7">hic</text:span> <text:span text:style-name="T7"><text:span text:style-name="T1">et</text:span></text:span> <text:span text:style-name="T7">in</text:span> <text:span text:style-name="T7">et<text:span text:style-name="T1">er</text:span>num</text:span><text:span text:style-name="T7">;</text:span><text:span text:style-name="T7"> | </text:span><text:span text:style-name="T7">[[±7]]</text:span><text:span text:style-name="T7"/><text:span text:style-name="T7">hominum</text:span> <text:span text:style-name="T7">estimare</text:span> <text:span text:style-name="T7">non</text:span> <text:span text:style-name="T7">potest</text:span><text:span text:style-name="T7">·</text:span> <text:span text:style-name="T7"/></text:p>
      <text:p>13. <text:span text:style-name="T7"/><text:span text:style-name="T7"><text:span text:style-name="T3">U</text:span>nde</text:span> <text:span text:style-name="T7">aute<text:span text:style-name="T1">m</text:span></text:span> <text:span text:style-name="T7">admiramini</text:span><text:span text:style-name="T7"> | </text:span><text:span text:style-name="T7">[[±7]]</text:span><text:span text:style-name="T7">&lt;mag&gt;ni</text:span> <text:span text:style-name="T7"><text:span text:style-name="T1">et</text:span></text:span> <text:span text:style-name="T7">pusilli</text:span> <text:span text:style-name="T7">qui</text:span> <text:span text:style-name="T7">timetis</text:span> <text:span text:style-name="T7">d<text:span text:style-name="T1">eu</text:span>m</text:span><text:span text:style-name="T7">;</text:span> <text:span text:style-name="T7"/><text:span text:style-name="T7"><text:span text:style-name="T1">et</text:span></text:span> <text:span text:style-name="T7">uos</text:span> <text:span text:style-name="T7">d<text:span text:style-name="T1">omi</text:span>ni</text:span> <text:span text:style-name="T7">ignari</text:span> <text:span text:style-name="T7">rethorici</text:span><text:span text:style-name="T7">·</text:span><text:span text:style-name="T7"> | </text:span><text:span text:style-name="T7">&lt;<text:span text:style-name="T3">A</text:span><text:note text:id="ftn1" text:note-class="footnote"><text:note-citation>0</text:note-citation><text:note-body><text:p text:style-name="Footnote">The cut goes along the vertical ruling dividing the margin
                                        from the text. Right after the cut the word continues with
                                        'udite' what indicates that the missing
                                        'A' was in a highlighted position in the margine.
                                        In other places of the manuscript we have words beginning
                                        with uppercase letters in the margine (folio 157v: Uillulam,
                                        Quia; folio 158r: Ipse, Ut etc.). In these cases the line
                                        before is terminated with a mid-punctus and a substancial
                                        space to indicate the end of a text structural entity. The
                                        same is true for the line presiding this gap and therefore
                                        it is suggested that the missing character was an
                                        'A' indicating a new section of the
                                    text</text:p></text:note-body></text:note>&gt;udite</text:span> <text:span text:style-name="T7">ergo</text:span> <text:span text:style-name="T7"><text:span text:style-name="T1">et</text:span></text:span> <text:span text:style-name="T7">scrutamini</text:span> <text:span text:style-name="T7">qui</text:span> <text:span text:style-name="T7">me</text:span> <text:span text:style-name="T7">stultum</text:span> <text:span text:style-name="T7"/><text:span text:style-name="T7">excitauit</text:span> <text:span text:style-name="T7">de</text:span> <text:span text:style-name="T7">medio</text:span> <text:span text:style-name="T7">eoru<text:span text:style-name="T1">m</text:span></text:span><text:span text:style-name="T7"> | </text:span><text:span text:style-name="T7">qui</text:span> <text:span text:style-name="T7">uident<text:span text:style-name="T1">ur</text:span></text:span> <text:span text:style-name="T7">esse</text:span> <text:span text:style-name="T7">sapientes</text:span> <text:span text:style-name="T7"><text:span text:style-name="T1">et</text:span></text:span> <text:span text:style-name="T7">legis</text:span> <text:span text:style-name="T7">periti</text:span><text:span text:style-name="T7">·</text:span> <text:span text:style-name="T7"/><text:span text:style-name="T7"><text:span text:style-name="T1">et</text:span></text:span> <text:span text:style-name="T7">potentes</text:span> <text:span text:style-name="T7">in</text:span> <text:span text:style-name="T7">sermone</text:span> <text:span text:style-name="T7"><text:span text:style-name="T1">et</text:span></text:span> <text:span text:style-name="T7">in</text:span><text:span text:style-name="T7"> | </text:span><text:span text:style-name="T7">omni</text:span> <text:span text:style-name="T7">re</text:span><text:span text:style-name="T7">;</text:span> <text:span text:style-name="T7"><text:span text:style-name="T1">et</text:span></text:span> <text:span text:style-name="T7">me</text:span> <text:span text:style-name="T7">quide<text:span text:style-name="T1">m</text:span></text:span> <text:span text:style-name="T7">detestabilem</text:span> <text:span text:style-name="T7"/><text:span text:style-name="T7"/><text:span text:style-name="T7">huius</text:span> <text:span text:style-name="T7">mundi</text:span> <text:span text:style-name="T7">pre</text:span> <text:span text:style-name="T7">ceteris</text:span> <text:span text:style-name="T7">inspirauit</text:span><text:span text:style-name="T7"> | </text:span><text:span text:style-name="T7">si</text:span> <text:span text:style-name="T7">talis</text:span> <text:span text:style-name="T7">essem</text:span><text:span text:style-name="T7">·</text:span> <text:span text:style-name="T7"><text:span text:style-name="T3">D</text:span>u<text:span text:style-name="T1">m</text:span>modo</text:span> <text:span text:style-name="T7">aute<text:span text:style-name="T1">m</text:span></text:span> <text:span text:style-name="T7"/><text:span text:style-name="T7">ut</text:span> <text:span text:style-name="T7">cu<text:span text:style-name="T1">m</text:span></text:span> <text:span text:style-name="T7">metu</text:span> <text:span text:style-name="T7"><text:span text:style-name="T1">et</text:span></text:span> <text:span text:style-name="T7">reuerentia</text:span><text:span text:style-name="T7">·</text:span> <text:span text:style-name="T7"><text:span text:style-name="T1">et</text:span></text:span> <text:span text:style-name="T7">sine</text:span> <text:span text:style-name="T7">querela</text:span><text:span text:style-name="T7"> | </text:span><text:span text:style-name="T7">fidelit<text:span text:style-name="T1">er</text:span></text:span> <text:span text:style-name="T7">prodessem</text:span> <text:span text:style-name="T7">genti</text:span><text:span text:style-name="T7">·</text:span> <text:span text:style-name="T7">ad</text:span> <text:span text:style-name="T7"/><text:span text:style-name="T7">qua<text:span text:style-name="T1">m</text:span></text:span> <text:span text:style-name="T7">caritas</text:span> <text:span text:style-name="T7">chr<text:span text:style-name="T1">ist</text:span>i</text:span> <text:span text:style-name="T7">transtulit</text:span><text:span text:style-name="T7">;</text:span> <text:span text:style-name="T7">ut</text:span> <text:span text:style-name="T7">donauit</text:span><text:span text:style-name="T7"> | </text:span><text:span text:style-name="T7">me</text:span> <text:span text:style-name="T7">in</text:span> <text:span text:style-name="T7">uita</text:span> <text:span text:style-name="T7">mea</text:span> <text:span text:style-name="T7">si</text:span> <text:span text:style-name="T7">dignus</text:span> <text:span text:style-name="T7"/><text:span text:style-name="T7">fuero</text:span><text:span text:style-name="T7">·</text:span> <text:span text:style-name="T7"><text:span text:style-name="T3">D</text:span>eniq<text:span text:style-name="T1">ue</text:span></text:span> <text:span text:style-name="T7">ut</text:span> <text:span text:style-name="T7">cum</text:span> <text:span text:style-name="T7">humilitate</text:span> <text:span text:style-name="T7"><text:span text:style-name="T1">et</text:span></text:span> <text:span text:style-name="T7">ueracit<text:span text:style-name="T1">er</text:span></text:span><text:span text:style-name="T7"> | </text:span><text:span text:style-name="T7">deseruire<text:span text:style-name="T1">m</text:span></text:span> <text:span text:style-name="T7">illis</text:span> <text:span text:style-name="T7"/></text:p>
      <text:p>14. <text:span text:style-name="T7"/><text:span text:style-name="T7">in</text:span> <text:span text:style-name="T7">mensura</text:span><text:span text:style-name="T7">·</text:span> <text:span text:style-name="T7">itaq<text:span text:style-name="T1">ue</text:span></text:span> <text:span text:style-name="T7">fidei</text:span> <text:span text:style-name="T7">trinitatis</text:span> <text:span text:style-name="T7">oportet</text:span> <text:span text:style-name="T7">distinguere</text:span><text:span text:style-name="T7"> | </text:span><text:span text:style-name="T7">sine</text:span> <text:span text:style-name="T7"/><text:span text:style-name="T7">reprehensione</text:span> <text:span text:style-name="T7">periculi</text:span> <text:span text:style-name="T7">notu<text:span text:style-name="T1">m</text:span></text:span> <text:span text:style-name="T7">facere</text:span> <text:span text:style-name="T7">donu<text:span text:style-name="T1">m</text:span></text:span> <text:span text:style-name="T7">d<text:span text:style-name="T1">e</text:span>i</text:span><text:span text:style-name="T7">;</text:span> <text:span text:style-name="T7"><text:span text:style-name="T1">et</text:span></text:span> <text:span text:style-name="T7">consolationem</text:span><text:span text:style-name="T7"> | </text:span><text:span text:style-name="T7">aet<text:span text:style-name="T1">er</text:span>n</text:span> <text:span text:style-name="T7"/><text:span text:style-name="T7">sine</text:span> <text:span text:style-name="T7">timore</text:span> <text:span text:style-name="T7">fidutialit<text:span text:style-name="T1">er</text:span></text:span> <text:span text:style-name="T7">d<text:span text:style-name="T1">e</text:span>i</text:span> <text:span text:style-name="T7">nomen</text:span> <text:span text:style-name="T7">ubiq<text:span text:style-name="T1">ue</text:span></text:span> <text:span text:style-name="T7">expandere</text:span><text:span text:style-name="T7">;</text:span> <text:span text:style-name="T7">ut</text:span> <text:span text:style-name="T7">etiam</text:span><text:span text:style-name="T7"> | </text:span><text:span text:style-name="T7">post</text:span> <text:span text:style-name="T7"/><text:span text:style-name="T7">obitum</text:span> <text:span text:style-name="T7">meum</text:span> <text:span text:style-name="T7">gallias</text:span> <text:span text:style-name="T7">relinquere</text:span> <text:span text:style-name="T7">fratribus</text:span> <text:span text:style-name="T7"><text:span text:style-name="T1">et</text:span></text:span> <text:span text:style-name="T7">filiis</text:span> <text:span text:style-name="T7">meis</text:span> <text:span text:style-name="T7">quos</text:span><text:span text:style-name="T7"> | </text:span><text:span text:style-name="T7">ego</text:span> <text:span text:style-name="T7">in</text:span> <text:span text:style-name="T7"/><text:span text:style-name="T7">d<text:span text:style-name="T1">omi</text:span>no</text:span> <text:span text:style-name="T7">baptizaui</text:span> <text:span text:style-name="T7">tot</text:span> <text:span text:style-name="T7">milia</text:span> <text:span text:style-name="T7">hominum</text:span><text:span text:style-name="T7">·</text:span> <text:span text:style-name="T7"/></text:p>
      <text:p>15. <text:span text:style-name="T7"/><text:span text:style-name="T7">et</text:span> <text:span text:style-name="T7">non</text:span> <text:span text:style-name="T7">etia<text:span text:style-name="T1">m</text:span></text:span> <text:span text:style-name="T7">dignus</text:span> <text:span text:style-name="T7">neq<text:span text:style-name="T1">ue</text:span></text:span> <text:span text:style-name="T7">talis</text:span><text:span text:style-name="T7"> | </text:span> <text:span text:style-name="T7">ut</text:span> <text:span text:style-name="T7">hoc</text:span> <text:span text:style-name="T7">d<text:span text:style-name="T1">omi</text:span>n<text:span text:style-name="T1">u</text:span>s</text:span> <text:span text:style-name="T7">seruulo</text:span> <text:span text:style-name="T7">suo</text:span> <text:span text:style-name="T7"/><text:span text:style-name="T7">conceder<text:span text:style-name="T1">et</text:span></text:span><text:span text:style-name="T7">·</text:span> <text:span text:style-name="T7">post</text:span> <text:span text:style-name="T7">erunnas</text:span> <text:span text:style-name="T7"><text:span text:style-name="T1">et</text:span></text:span> <text:span text:style-name="T7">tante</text:span> <text:span text:style-name="T7">molis</text:span><text:span text:style-name="T7">·</text:span><text:span text:style-name="T7"> | </text:span><text:span text:style-name="T7">post</text:span> <text:span text:style-name="T7">captiuitatem</text:span> <text:span text:style-name="T7">post</text:span> <text:span text:style-name="T7"/><text:span text:style-name="T7">annos</text:span> <text:span text:style-name="T7">multos</text:span> <text:span text:style-name="T7">in</text:span> <text:span text:style-name="T7">gentem</text:span> <text:span text:style-name="T7">magna<text:span text:style-name="T1">m</text:span></text:span> <text:span text:style-name="T7">tanta<text:span text:style-name="T1">m</text:span></text:span> <text:span text:style-name="T7">gra<text:span text:style-name="T1">ti</text:span>am</text:span> <text:span text:style-name="T7">michi</text:span><text:span text:style-name="T7"> | </text:span><text:span text:style-name="T7">donaret</text:span><text:span text:style-name="T7">·</text:span> <text:span text:style-name="T7">quod</text:span> <text:span text:style-name="T7">ego</text:span> <text:span text:style-name="T7"/><text:span text:style-name="T7">aliquando</text:span> <text:span text:style-name="T7">in</text:span> <text:span text:style-name="T7">iuuentute</text:span> <text:span text:style-name="T7">mea</text:span> <text:span text:style-name="T7">non</text:span> <text:span text:style-name="T7">quia</text:span> <text:span text:style-name="T7">desperaui</text:span><text:span text:style-name="T7"> | </text:span><text:span text:style-name="T7">neq<text:span text:style-name="T1">ue</text:span></text:span> <text:span text:style-name="T7">cogitaui</text:span><text:span text:style-name="T7">·</text:span> <text:span text:style-name="T7"/></text:p>
      <text:p>16. <text:span text:style-name="T7"/><text:span text:style-name="T7">sed</text:span> <text:span text:style-name="T7">postquam</text:span> <text:span text:style-name="T7">hiberionem</text:span> <text:span text:style-name="T7">deuenera<text:span text:style-name="T1">m</text:span></text:span><text:span text:style-name="T7">·</text:span> <text:span text:style-name="T7"><text:span text:style-name="T3">C</text:span>otidie</text:span> <text:span text:style-name="T7">igitur</text:span><text:span text:style-name="T7"> | </text:span><text:span text:style-name="T7">pecora</text:span> <text:span text:style-name="T7"/><text:span text:style-name="T7">pascebam</text:span><text:span text:style-name="T7">·</text:span> <text:span text:style-name="T7"><text:span text:style-name="T1">et</text:span></text:span> <text:span text:style-name="T7">frequens</text:span> <text:span text:style-name="T7">in</text:span> <text:span text:style-name="T7">die</text:span> <text:span text:style-name="T7">orba<text:span text:style-name="T1">m</text:span></text:span><text:span text:style-name="T7">·</text:span> <text:span text:style-name="T7">magis</text:span> <text:span text:style-name="T7">ac</text:span> <text:span text:style-name="T7">magis</text:span> <text:span text:style-name="T7">accedebat</text:span><text:span text:style-name="T7"> | </text:span><text:span text:style-name="T7"/><text:span text:style-name="T7">timor</text:span> <text:span text:style-name="T7">d<text:span text:style-name="T1">e</text:span>i</text:span> <text:span text:style-name="T7"><text:span text:style-name="T1">et</text:span></text:span> <text:span text:style-name="T7">timor</text:span> <text:span text:style-name="T7">illius</text:span> <text:span text:style-name="T7"><text:span text:style-name="T1">et</text:span></text:span> <text:span text:style-name="T7">fides</text:span> <text:span text:style-name="T7">augebat<text:span text:style-name="T1">ur</text:span></text:span><text:span text:style-name="T7">·</text:span> <text:span text:style-name="T7"><text:span text:style-name="T1">et</text:span></text:span> <text:span text:style-name="T7">sp<text:span text:style-name="T1">iritu</text:span>s</text:span> <text:span text:style-name="T7">agebatur</text:span><text:span text:style-name="T7">;</text:span> <text:span text:style-name="T7"/><text:span text:style-name="T7">ut</text:span> <text:span text:style-name="T7">in</text:span> <text:span text:style-name="T7">die</text:span><text:span text:style-name="T7"> | </text:span><text:span text:style-name="T7">una</text:span> <text:span text:style-name="T7">usq<text:span text:style-name="T1">ue</text:span></text:span> <text:span text:style-name="T7">ad</text:span> <text:span text:style-name="T7">centum</text:span> <text:span text:style-name="T7">orationes</text:span> <text:span text:style-name="T7"><text:span text:style-name="T1">et</text:span></text:span> <text:span text:style-name="T7">in</text:span> <text:span text:style-name="T7">nocte</text:span> <text:span text:style-name="T7">prope</text:span> <text:span text:style-name="T7">similit<text:span text:style-name="T1">er</text:span></text:span><text:span text:style-name="T7">·</text:span> <text:span text:style-name="T7"/><text:span text:style-name="T7">ut</text:span> <text:span text:style-name="T7"><text:span text:style-name="T1">et</text:span></text:span> <text:span text:style-name="T7">etiam</text:span><text:span text:style-name="T7"> | </text:span><text:span text:style-name="T7">in</text:span> <text:span text:style-name="T7">siluis</text:span> <text:span text:style-name="T7"><text:span text:style-name="T1">et</text:span></text:span> <text:span text:style-name="T7">in</text:span> <text:span text:style-name="T7">m[e]
                    \o/
                nte</text:span> <text:span text:style-name="T7">manebam</text:span><text:span text:style-name="T7">·</text:span> <text:span text:style-name="T7"><text:span text:style-name="T1">et</text:span></text:span> <text:span text:style-name="T7">ante</text:span> <text:span text:style-name="T7">lucem</text:span> <text:span text:style-name="T7">exercitabar</text:span> <text:span text:style-name="T7">ad</text:span> <text:span text:style-name="T7"/><text:span text:style-name="T7">orationem</text:span><text:span text:style-name="T7"> | </text:span><text:span text:style-name="T7">p<text:span text:style-name="T1">er</text:span></text:span> <text:span text:style-name="T7">niuem</text:span> <text:span text:style-name="T7">p<text:span text:style-name="T1">er</text:span></text:span> <text:span text:style-name="T7">pluuiam</text:span> <text:span text:style-name="T7">p<text:span text:style-name="T1">er</text:span></text:span> <text:span text:style-name="T7">gelu</text:span> <text:span text:style-name="T7"><text:span text:style-name="T1">et</text:span></text:span> <text:span text:style-name="T7">nichil</text:span> <text:span text:style-name="T7">mali</text:span> <text:span text:style-name="T7">sentiebam</text:span><text:span text:style-name="T7">·</text:span> <text:span text:style-name="T7"/><text:span text:style-name="T7">neq<text:span text:style-name="T1">ue</text:span></text:span> <text:span text:style-name="T7">ulla</text:span> <text:span text:style-name="T7">pigri</text:span><text:span text:style-name="T7">|</text:span><text:span text:style-name="T7">tia</text:span> <text:span text:style-name="T7">erat</text:span> <text:span text:style-name="T7">in</text:span> <text:span text:style-name="T7">me</text:span><text:span text:style-name="T7">;</text:span> <text:span text:style-name="T7">sicut</text:span> <text:span text:style-name="T7">modo</text:span> <text:span text:style-name="T7">uideo</text:span><text:span text:style-name="T7">;</text:span> <text:span text:style-name="T7">quia</text:span> <text:span text:style-name="T7">tunc</text:span> <text:span text:style-name="T7">in</text:span> <text:span text:style-name="T7">me</text:span> <text:span text:style-name="T7">sp<text:span text:style-name="T1">iritu</text:span>s</text:span> <text:span text:style-name="T7"/><text:span text:style-name="T7">feruebat</text:span><text:span text:style-name="T7">;</text:span><text:span text:style-name="T7"> | </text:span><text:span text:style-name="T7"/></text:p>
      <text:p>17. <text:span text:style-name="T7"/><text:span text:style-name="T7"><text:span text:style-name="T1">et</text:span></text:span> <text:span text:style-name="T7">ibi</text:span> <text:span text:style-name="T7">scilicet</text:span> <text:span text:style-name="T7">quadam</text:span> <text:span text:style-name="T7">nocte</text:span> <text:span text:style-name="T7">in</text:span> <text:span text:style-name="T7">somno</text:span> <text:span text:style-name="T7">audiui</text:span> <text:span text:style-name="T7">uoce<text:span text:style-name="T1">m</text:span></text:span> <text:span text:style-name="T7"/><text:span text:style-name="T7">dicent&lt;e&gt;</text:span> <text:span text:style-name="T7">michi</text:span><text:span text:style-name="T7">·</text:span><text:span text:style-name="T7">(159r)</text:span><text:span text:style-name="T7"/><text:span text:style-name="T7"> | </text:span><text:span text:style-name="T7"><text:span text:style-name="T3">B</text:span>ene</text:span> <text:span text:style-name="T7">ieiunas</text:span><text:span text:style-name="T7">·</text:span> <text:span text:style-name="T7">cito</text:span> <text:span text:style-name="T7">iturus</text:span><text:span text:style-name="T7">[[±7]]</text:span><text:span text:style-name="T7">&lt;patri&gt;am</text:span> <text:span text:style-name="T7">tua<text:span text:style-name="T1">m</text:span></text:span> <text:span text:style-name="T7"/><text:span text:style-name="T7"><text:span text:style-name="T1">et</text:span></text:span> <text:span text:style-name="T7">terra&lt;<text:span text:style-name="T1">m</text:span>&gt;[[±15]]</text:span><text:span text:style-name="T7"> | </text:span><text:span text:style-name="T7">audiui</text:span> <text:span text:style-name="T7">responsum</text:span> <text:span text:style-name="T7">dicente</text:span><text:span text:style-name="T7">[[±2]]</text:span><text:span text:style-name="T7">michi</text:span><text:span text:style-name="T7">·</text:span> <text:span text:style-name="T7"/><text:span text:style-name="T7"><text:span text:style-name="T3">E</text:span>cce</text:span> <text:span text:style-name="T7">nauis</text:span> <text:span text:style-name="T7">&lt;tu&gt;a</text:span> <text:span text:style-name="T7">par&lt;ata&gt;</text:span><text:span text:style-name="T7">[[±15]]</text:span><text:span text:style-name="T7"> | </text:span><text:span text:style-name="T7">sed</text:span> <text:span text:style-name="T7">forte</text:span> <text:span text:style-name="T7">habebat</text:span> <text:span text:style-name="T7"/><text:span text:style-name="T7">ducenta</text:span> <text:span text:style-name="T7">milia</text:span> <text:span text:style-name="T7">passus</text:span><text:span text:style-name="T7">·</text:span> <text:span text:style-name="T7"><text:span text:style-name="T1">et</text:span></text:span> <text:span text:style-name="T7">ib&lt;i&gt;[[±1]]&lt;n&gt;umq&lt;uam&gt;[[±26]]</text:span><text:span text:style-name="T7"> | </text:span><text:span text:style-name="T7">notum</text:span> <text:span text:style-name="T7">habebam</text:span> <text:span text:style-name="T7"/><text:span text:style-name="T7">quemqua<text:span text:style-name="T1">m</text:span></text:span> <text:span text:style-name="T7">de</text:span> <text:span text:style-name="T7">hominibus</text:span><text:span text:style-name="T7">·</text:span> <text:span text:style-name="T7"><text:span text:style-name="T1">et</text:span></text:span> <text:span text:style-name="T7">deinde</text:span><text:span text:style-name="T7">[[±13]]</text:span><text:span text:style-name="T7">&lt;conuer&gt;</text:span><text:span text:style-name="T7">|</text:span><text:span text:style-name="T7">sus</text:span> <text:span text:style-name="T7">sum</text:span> <text:span text:style-name="T7"/><text:span text:style-name="T7"/><text:span text:style-name="T7">in</text:span> <text:span text:style-name="T7">fugam</text:span><text:span text:style-name="T7">·</text:span> <text:span text:style-name="T7"><text:span text:style-name="T1">et</text:span></text:span> <text:span text:style-name="T7">int<text:span text:style-name="T1">er</text:span>misi</text:span> <text:span text:style-name="T7">hominem</text:span> <text:span text:style-name="T7">cum</text:span> <text:span text:style-name="T7">quo</text:span> <text:span text:style-name="T7">fueram</text:span><text:span text:style-name="T7">[[±11]]</text:span><text:span text:style-name="T7"> | </text:span><text:span text:style-name="T7"/><text:span text:style-name="T7">in</text:span> <text:span text:style-name="T7">uirtute</text:span> <text:span text:style-name="T7">d<text:span text:style-name="T1">e</text:span>i</text:span> <text:span text:style-name="T7">qui</text:span> <text:span text:style-name="T7">uiam</text:span> <text:span text:style-name="T7">mea<text:span text:style-name="T1">m</text:span></text:span> <text:span text:style-name="T7">ad</text:span> <text:span text:style-name="T7">bonu<text:span text:style-name="T1">m</text:span></text:span> <text:span text:style-name="T7">dirigebat</text:span><text:span text:style-name="T7">·</text:span> <text:span text:style-name="T7"><text:span text:style-name="T1">et</text:span></text:span><text:span text:style-name="T7">[[±11]]</text:span><text:span text:style-name="T7"> | </text:span><text:span text:style-name="T7"/><text:span text:style-name="T7">donec</text:span> <text:span text:style-name="T7">p<text:span text:style-name="T1">er</text:span>ueni</text:span> <text:span text:style-name="T7">ad</text:span> <text:span text:style-name="T7">nauem</text:span> <text:span text:style-name="T7">illa<text:span text:style-name="T1">m</text:span></text:span><text:span text:style-name="T7">·</text:span> <text:span text:style-name="T7"/></text:p>
      <text:p>18. <text:span text:style-name="T7"/><text:span text:style-name="T7"><text:span text:style-name="T1">et</text:span></text:span> <text:span text:style-name="T7">illa</text:span> <text:span text:style-name="T7">p<text:span text:style-name="T1">er</text:span>ueni</text:span> <text:span text:style-name="T7">profecta</text:span> <text:span text:style-name="T7"><text:span text:style-name="T1">est</text:span></text:span><text:span text:style-name="T7">[[±12]]</text:span><text:span text:style-name="T7"> | </text:span><text:span text:style-name="T7"><text:span text:style-name="T1">et</text:span></text:span> <text:span text:style-name="T7"/><text:span text:style-name="T7">locutus</text:span> <text:span text:style-name="T7">sum</text:span> <text:span text:style-name="T7">ut</text:span> <text:span text:style-name="T7">haberem</text:span> <text:span text:style-name="T7">inde</text:span> <text:span text:style-name="T7">nauigare</text:span> <text:span text:style-name="T7">cum</text:span> <text:span text:style-name="T7">illis</text:span><text:span text:style-name="T7">·</text:span> <text:span text:style-name="T7"><text:span text:style-name="T1">et</text:span></text:span> <text:span text:style-name="T7">&lt;gubernatori&gt;</text:span><text:span text:style-name="T7">[[±12]]</text:span><text:span text:style-name="T7"> | </text:span><text:span text:style-name="T7"/><text:span text:style-name="T7">displicuit</text:span> <text:span text:style-name="T7">illi</text:span><text:span text:style-name="T7">·</text:span> <text:span text:style-name="T7">et</text:span> <text:span text:style-name="T7">acrit<text:span text:style-name="T1">er</text:span></text:span> <text:span text:style-name="T7">cum</text:span> <text:span text:style-name="T7">indignationem</text:span> <text:span text:style-name="T7">respondit</text:span><text:span text:style-name="T7">·</text:span> <text:span text:style-name="T7">nequa&lt;quam&gt;[[±12]]</text:span><text:span text:style-name="T7"> | </text:span><text:span text:style-name="T7"/><text:span text:style-name="T7">adpetas</text:span> <text:span text:style-name="T7">ire</text:span><text:span text:style-name="T7">·</text:span> <text:span text:style-name="T7"/><text:span text:style-name="T7"><text:span text:style-name="T3">E</text:span>t</text:span> <text:span text:style-name="T7">cum</text:span> <text:span text:style-name="T7">hec</text:span> <text:span text:style-name="T7">audissem</text:span><text:span text:style-name="T7">·</text:span> <text:span text:style-name="T7">separaui</text:span> <text:span text:style-name="T7">me</text:span> <text:span text:style-name="T7">ab</text:span> <text:span text:style-name="T7">illis</text:span><text:span text:style-name="T7">·</text:span> <text:span text:style-name="T7"><text:span text:style-name="T1">et</text:span></text:span> <text:span text:style-name="T7">u&lt;enirem&gt;[[±12]]</text:span><text:span text:style-name="T7"> | </text:span><text:span text:style-name="T7"/><text:span text:style-name="T7">tuguriolum<text:note text:id="ftn1" text:note-class="footnote"><text:note-citation>0</text:note-citation><text:note-body><text:p text:style-name="Footnote">Bieler: tuguriolum, Freeman:
                                tugoriolum</text:p></text:note-body></text:note></text:span> <text:span text:style-name="T7">ubi</text:span> <text:span text:style-name="T7">hospitaba<text:span text:style-name="T1">m</text:span></text:span><text:span text:style-name="T7">·</text:span> <text:span text:style-name="T7"><text:span text:style-name="T1">et</text:span></text:span> <text:span text:style-name="T7">in</text:span> <text:span text:style-name="T7">itinere</text:span> <text:span text:style-name="T7">cepi</text:span> <text:span text:style-name="T7">orare</text:span><text:span text:style-name="T7">·</text:span> <text:span text:style-name="T7"><text:span text:style-name="T3">E</text:span>t</text:span> <text:span text:style-name="T7">antequ&lt;am&gt;[[±12]]</text:span><text:span text:style-name="T7"> | </text:span><text:span text:style-name="T7"/><text:span text:style-name="T7">consu<text:span text:style-name="T1">m</text:span>marem</text:span><text:span text:style-name="T7">·</text:span> <text:span text:style-name="T7">audiui</text:span> <text:span text:style-name="T7">unu<text:span text:style-name="T1">m</text:span></text:span> <text:span text:style-name="T7">clamare</text:span> <text:span text:style-name="T7">ex</text:span> <text:span text:style-name="T7">illis</text:span> <text:span text:style-name="T7">fortit<text:span text:style-name="T1">er</text:span></text:span> <text:span text:style-name="T7"/><text:span text:style-name="T7">post</text:span> <text:span text:style-name="T7">me</text:span><text:span text:style-name="T7">[[±12]]</text:span><text:span text:style-name="T7"> | </text:span><text:span text:style-name="T7">quia</text:span> <text:span text:style-name="T7">uocant</text:span> <text:span text:style-name="T7">te</text:span> <text:span text:style-name="T7">homines</text:span> <text:span text:style-name="T7">isti</text:span><text:span text:style-name="T7">·</text:span> <text:span text:style-name="T7"><text:span text:style-name="T3">E</text:span>t</text:span> <text:span text:style-name="T7">statim</text:span> <text:span text:style-name="T7">ad</text:span> <text:span text:style-name="T7">illos</text:span> <text:span text:style-name="T7"/><text:span text:style-name="T7">reuersurus</text:span><text:span text:style-name="T7">[[±12]]</text:span><text:span text:style-name="T7"> | </text:span><text:span text:style-name="T7"/><text:span text:style-name="T7">michi</text:span> <text:span text:style-name="T7"><text:span text:style-name="T3">U</text:span>eni</text:span><text:span text:style-name="T7">·</text:span> <text:span text:style-name="T7">quia</text:span> <text:span text:style-name="T7">ex</text:span> <text:span text:style-name="T7">fide</text:span> <text:span text:style-name="T7">recepimus</text:span> <text:span text:style-name="T7">te</text:span><text:span text:style-name="T7">;</text:span> <text:span text:style-name="T7"><text:span text:style-name="T1">et</text:span></text:span> <text:span text:style-name="T7">fac</text:span> <text:span text:style-name="T7"/><text:span text:style-name="T7">nobiscum</text:span><text:span text:style-name="T7">[[±12]]</text:span><text:span text:style-name="T7"> | </text:span><text:span text:style-name="T7">uolueris</text:span><text:span text:style-name="T7">;</text:span> <text:span text:style-name="T7"><text:span text:style-name="T1">et</text:span></text:span> <text:span text:style-name="T7">illa</text:span> <text:span text:style-name="T7">die</text:span> <text:span text:style-name="T7">itaq<text:span text:style-name="T1">ue</text:span></text:span> <text:span text:style-name="T7">repulis</text:span> <text:span text:style-name="T7"/><text:span text:style-name="T7">fugire</text:span> <text:span text:style-name="T7">ma<text:span text:style-name="T1">m</text:span>mas</text:span> <text:span text:style-name="T7">illoru<text:span text:style-name="T1">m</text:span></text:span><text:span text:style-name="T7">&lt;&gt;propt&lt;er&gt;&lt;&gt;ti&lt;morem&gt;[[±2]]</text:span><text:span text:style-name="T7"> | </text:span><text:span text:style-name="T7">sed</text:span> <text:span text:style-name="T7">uerumtamen</text:span> <text:span text:style-name="T7"/><text:span text:style-name="T7">sp<text:span text:style-name="T1">er</text:span>aui</text:span> <text:span text:style-name="T7">ab</text:span> <text:span text:style-name="T7">illis</text:span> <text:span text:style-name="T7">ut</text:span> <text:span text:style-name="T7">michi</text:span> <text:span text:style-name="T7">dicerent</text:span><text:span text:style-name="T7">·</text:span> <text:span text:style-name="T7"><text:span text:style-name="T3">U</text:span>eni</text:span><text:span text:style-name="T7">&lt;&gt;</text:span><text:span text:style-name="T7">in</text:span> <text:span text:style-name="T7">fide</text:span> <text:span text:style-name="T7">ie<text:span text:style-name="T1">s</text:span>u</text:span><text:span text:style-name="T7">[[±8]]&lt;qui&gt;</text:span><text:span text:style-name="T7">|</text:span><text:span text:style-name="T7">a</text:span> <text:span text:style-name="T7">gentes</text:span> <text:span text:style-name="T7">erant</text:span><text:span text:style-name="T7">·</text:span> <text:span text:style-name="T7"><text:span text:style-name="T1">et</text:span></text:span> <text:span text:style-name="T7"/><text:span text:style-name="T7">
                    \h/
                oc</text:span> <text:span text:style-name="T7">obtinuit</text:span> <text:span text:style-name="T7">cu<text:span text:style-name="T1">m</text:span></text:span> <text:span text:style-name="T7">illis</text:span><text:span text:style-name="T7">;</text:span> <text:span text:style-name="T7"><text:span text:style-name="T1">et</text:span></text:span> <text:span text:style-name="T7">p<text:span text:style-name="T1">ro</text:span>tinus</text:span> <text:span text:style-name="T7">nauigauimus</text:span><text:span text:style-name="T7">·</text:span> <text:span text:style-name="T7"/></text:p>
      <text:p>19. <text:span text:style-name="T7"/><text:span text:style-name="T7"><text:span text:style-name="T3">E</text:span>&lt;t&gt;[[±10]]&lt;tridu&gt;</text:span><text:span text:style-name="T7">|</text:span><text:span text:style-name="T7">um</text:span> <text:span text:style-name="T7">t<text:span text:style-name="T1">er</text:span>ra<text:span text:style-name="T1">m</text:span></text:span> <text:span text:style-name="T7">cepimus</text:span><text:span text:style-name="T7">·</text:span> <text:span text:style-name="T7"><text:span text:style-name="T1">et</text:span></text:span> <text:span text:style-name="T7">uiginti</text:span> <text:span text:style-name="T7"><text:span text:style-name="T1">et</text:span></text:span> <text:span text:style-name="T7">septem</text:span> <text:span text:style-name="T7">dies</text:span> <text:span text:style-name="T7">per</text:span><text:span text:style-name="T7">&lt;&gt;</text:span><text:span text:style-name="T7">desertu<text:span text:style-name="T1">m</text:span></text:span> <text:span text:style-name="T7"/><text:span text:style-name="T7">it<text:span text:style-name="T1">er</text:span></text:span> <text:span text:style-name="T7">fecimus</text:span><text:span text:style-name="T7">.</text:span><text:span text:style-name="T7">[[±5]]</text:span><text:span text:style-name="T7"> | </text:span><text:span text:style-name="T7">defuit</text:span> <text:span text:style-name="T7">illis</text:span><text:span text:style-name="T7">·</text:span> <text:span text:style-name="T7"><text:span text:style-name="T1">et</text:span></text:span> <text:span text:style-name="T7">famis</text:span> <text:span text:style-name="T7">in</text:span> <text:span text:style-name="T7">ualuit</text:span> <text:span text:style-name="T7">in</text:span> <text:span text:style-name="T7">eos</text:span><text:span text:style-name="T7">;</text:span> <text:span text:style-name="T7"/><text:span text:style-name="T7"><text:span text:style-name="T1">et</text:span></text:span> <text:span text:style-name="T7">alia</text:span><text:span text:style-name="T7">&lt;&gt;</text:span><text:span text:style-name="T7">die</text:span> <text:span text:style-name="T7">cepit</text:span> <text:span text:style-name="T7">michi</text:span> <text:span text:style-name="T7">guber&lt;nator&gt;[[±5]]</text:span><text:span text:style-name="T7"> | </text:span><text:span text:style-name="T7">dicere</text:span><text:span text:style-name="T7">·</text:span> <text:span text:style-name="T7"><text:span text:style-name="T3">Q</text:span>uid</text:span> <text:span text:style-name="T7"><text:span text:style-name="T1">est</text:span></text:span> <text:span text:style-name="T7">chr<text:span text:style-name="T1">ist</text:span>iane</text:span><text:span text:style-name="T7">·</text:span> <text:span text:style-name="T7">tu</text:span> <text:span text:style-name="T7"/><text:span text:style-name="T7">dicis</text:span> <text:span text:style-name="T7">d<text:span text:style-name="T1">eu</text:span>s</text:span> <text:span text:style-name="T7">tuus</text:span> <text:span text:style-name="T7">magnus</text:span> <text:span text:style-name="T7"><text:span text:style-name="T1">est</text:span></text:span> <text:span text:style-name="T7"><text:span text:style-name="T1">et</text:span></text:span> <text:span text:style-name="T7">om<text:span text:style-name="T1">ni</text:span>p<text:span text:style-name="T1">oten</text:span>s</text:span><text:span text:style-name="T7">?</text:span> <text:span text:style-name="T7"><text:span text:style-name="T3">Q</text:span>uare</text:span> <text:span text:style-name="T7">ergo</text:span><text:span text:style-name="T7"> | </text:span><text:span text:style-name="T7">non</text:span> <text:span text:style-name="T7">potes</text:span> <text:span text:style-name="T7"/><text:span text:style-name="T7">pro</text:span> <text:span text:style-name="T7">nobis</text:span> <text:span text:style-name="T7">orare</text:span><text:span text:style-name="T7">·</text:span> <text:span text:style-name="T7">quia</text:span> <text:span text:style-name="T7">nos</text:span> <text:span text:style-name="T7">fame</text:span> <text:span text:style-name="T7">periclitamur</text:span><text:span text:style-name="T7">?</text:span> <text:span text:style-name="T7"><text:span text:style-name="T3">D</text:span>ifficile</text:span> <text:span text:style-name="T7"/><text:span text:style-name="T7">enim</text:span> <text:span text:style-name="T7">ut</text:span><text:span text:style-name="T7"> | </text:span><text:span text:style-name="T7">alique<text:span text:style-name="T1">m</text:span></text:span> <text:span text:style-name="T7">homine<text:span text:style-name="T1">m</text:span></text:span> <text:span text:style-name="T7">umqua<text:span text:style-name="T1">m</text:span></text:span> <text:span text:style-name="T7">uideamus</text:span><text:span text:style-name="T7">·</text:span> <text:span text:style-name="T7"><text:span text:style-name="T3">E</text:span>go</text:span> <text:span text:style-name="T7">eni<text:span text:style-name="T1">m</text:span></text:span> <text:span text:style-name="T7">euident<text:span text:style-name="T1">er</text:span></text:span> <text:span text:style-name="T7"/><text:span text:style-name="T7">dixi</text:span> <text:span text:style-name="T7">illis</text:span><text:span text:style-name="T7">·</text:span> <text:span text:style-name="T7"><text:span text:style-name="T3">C</text:span>onuertimi</text:span><text:span text:style-name="T7">|</text:span><text:span text:style-name="T7">ni</text:span> <text:span text:style-name="T7">ex</text:span> <text:span text:style-name="T7">fide</text:span> <text:span text:style-name="T7">ex</text:span> <text:span text:style-name="T7">toto</text:span> <text:span text:style-name="T7">corde</text:span> <text:span text:style-name="T7">u<text:span text:style-name="T1">est</text:span>ro</text:span> <text:span text:style-name="T7">ad</text:span> <text:span text:style-name="T7">d<text:span text:style-name="T1">omi</text:span>n<text:span text:style-name="T1">u</text:span>m</text:span> <text:span text:style-name="T7">d<text:span text:style-name="T1">eu</text:span>m</text:span> <text:span text:style-name="T7">meum</text:span><text:span text:style-name="T7">·</text:span> <text:span text:style-name="T7"/><text:span text:style-name="T7"/><text:span text:style-name="T7">quia</text:span> <text:span text:style-name="T7">nichil</text:span> <text:span text:style-name="T7"><text:span text:style-name="T1">est</text:span></text:span> <text:span text:style-name="T7">illi</text:span> <text:span text:style-name="T7">inpossi</text:span><text:span text:style-name="T7">|</text:span><text:span text:style-name="T7">bile</text:span><text:span text:style-name="T7">;</text:span> <text:span text:style-name="T7">ut</text:span> <text:span text:style-name="T7">hodie</text:span> <text:span text:style-name="T7">mittat</text:span> <text:span text:style-name="T7">cibum</text:span> <text:span text:style-name="T7">nobis</text:span> <text:span text:style-name="T7">in</text:span> <text:span text:style-name="T7"/><text:span text:style-name="T7">uiam</text:span> <text:span text:style-name="T7">u<text:span text:style-name="T1">est</text:span>ram</text:span> <text:span text:style-name="T7">usq<text:span text:style-name="T1">ue</text:span></text:span> <text:span text:style-name="T7">dum</text:span> <text:span text:style-name="T7">satiemini</text:span><text:span text:style-name="T7">;</text:span><text:span text:style-name="T7"> | </text:span><text:span text:style-name="T7">quia</text:span> <text:span text:style-name="T7">ubiq<text:span text:style-name="T1">ue</text:span></text:span> <text:span text:style-name="T7">habundat</text:span> <text:span text:style-name="T7">illi</text:span><text:span text:style-name="T7">·</text:span> <text:span text:style-name="T7"/><text:span text:style-name="T7">adiuuante</text:span> <text:span text:style-name="T7">d<text:span text:style-name="T1">e</text:span>o</text:span> <text:span text:style-name="T7">ita</text:span> <text:span text:style-name="T7">factum</text:span> <text:span text:style-name="T7"><text:span text:style-name="T1">est</text:span></text:span><text:span text:style-name="T7">·</text:span> <text:span text:style-name="T7">ecce</text:span> <text:span text:style-name="T7">grex</text:span> <text:span text:style-name="T7">porco<text:span text:style-name="T1">rum</text:span></text:span><text:span text:style-name="T7"> | </text:span><text:span text:style-name="T7">in</text:span> <text:span text:style-name="T7">uia</text:span> <text:span text:style-name="T7"/><text:span text:style-name="T7">ante</text:span> <text:span text:style-name="T7">oculos</text:span> <text:span text:style-name="T7">n<text:span text:style-name="T1">ost</text:span>ros</text:span><text:span text:style-name="T7">·</text:span> <text:span text:style-name="T7"><text:span text:style-name="T1">et</text:span></text:span> <text:span text:style-name="T7">multos</text:span> <text:span text:style-name="T7">ex</text:span> <text:span text:style-name="T7">illis</text:span> <text:span text:style-name="T7">int<text:span text:style-name="T1">er</text:span>fecerunt</text:span><text:span text:style-name="T7">·</text:span><text:span text:style-name="T7">·</text:span> <text:span text:style-name="T7"><text:span text:style-name="T3">E</text:span>t</text:span> <text:span text:style-name="T7">ubi</text:span> <text:span text:style-name="T7"/><text:span text:style-name="T7">duas</text:span> <text:span text:style-name="T7">noc</text:span><text:span text:style-name="T7">|</text:span><text:span text:style-name="T7">tes</text:span> <text:span text:style-name="T7">manserunt</text:span> <text:span text:style-name="T7">bene</text:span> <text:span text:style-name="T7">refecti</text:span><text:span text:style-name="T7">·</text:span> <text:span text:style-name="T7"><text:span text:style-name="T1">et</text:span></text:span> <text:span text:style-name="T7">canes</text:span> <text:span text:style-name="T7">eorum</text:span> <text:span text:style-name="T7">reuelati</text:span> <text:span text:style-name="T7"/><text:span text:style-name="T7">sunt</text:span><text:span text:style-name="T7">;</text:span> <text:span text:style-name="T7">quia</text:span> <text:span text:style-name="T7">multi</text:span><text:span text:style-name="T7"> | </text:span><text:span text:style-name="T7">ex</text:span> <text:span text:style-name="T7">illis</text:span> <text:span text:style-name="T7">defecerunt</text:span><text:span text:style-name="T7">·</text:span> <text:span text:style-name="T7"><text:span text:style-name="T1">et</text:span></text:span> <text:span text:style-name="T7">secus</text:span><text:span text:style-name="T7">&lt;&gt;&lt;u&gt;iam</text:span> <text:span text:style-name="T7">semiuiui</text:span> <text:span text:style-name="T7">derelicti</text:span> <text:span text:style-name="T7">sunt</text:span><text:span text:style-name="T7">·</text:span> <text:span text:style-name="T7"/><text:span text:style-name="T7"><text:span text:style-name="T3">E</text:span>t</text:span> <text:span text:style-name="T7">post</text:span> <text:span text:style-name="T7">hoc</text:span><text:span text:style-name="T7"> | </text:span><text:span text:style-name="T7">summas</text:span> <text:span text:style-name="T7">gr<text:span text:style-name="T1">ati</text:span>as</text:span> <text:span text:style-name="T7">egerunt</text:span> <text:span text:style-name="T7">d<text:span text:style-name="T1">e</text:span>o</text:span><text:span text:style-name="T7">·</text:span><text:span text:style-name="T7">&lt;&gt;</text:span><text:span text:style-name="T7">et</text:span> <text:span text:style-name="T7">ego</text:span> <text:span text:style-name="T7">honorificatus</text:span> <text:span text:style-name="T7"/><text:span text:style-name="T7">sum</text:span> <text:span text:style-name="T7">sub</text:span> <text:span text:style-name="T7">oculis</text:span> <text:span text:style-name="T7">eorum</text:span><text:span text:style-name="T7">·</text:span><text:span text:style-name="T7"> | </text:span><text:span text:style-name="T7"><text:span text:style-name="T1">et</text:span></text:span> <text:span text:style-name="T7">ex</text:span> <text:span text:style-name="T7">hac</text:span> <text:span text:style-name="T7">die</text:span> <text:span text:style-name="T7">abun[t]
                    ERROR
                ant<text:span text:style-name="T1">er</text:span></text:span> <text:span text:style-name="T7">cibum</text:span> <text:span text:style-name="T7">habuerunt</text:span><text:span text:style-name="T7">.</text:span> <text:span text:style-name="T7"/><text:span text:style-name="T7">etiam</text:span> <text:span text:style-name="T7">mel</text:span> <text:span text:style-name="T7">siluestre</text:span> <text:span text:style-name="T7">deinuene<text:note text:id="ftn1" text:note-class="footnote"><text:note-citation>0</text:note-citation><text:note-body><text:p text:style-name="Footnote">The word is obviously a
                                corruption. Bieler transcribes it as 'deinuene-',
                                indicating that there might be characters missing at the
                            end</text:p></text:note-body></text:note></text:span><text:span text:style-name="T7"> | </text:span><text:span text:style-name="T7"><text:span text:style-name="T1">et</text:span></text:span> <text:span text:style-name="T7">michi</text:span> <text:span text:style-name="T7">partem</text:span> <text:span text:style-name="T7">obtulerunt</text:span><text:span text:style-name="T7">·</text:span> <text:span text:style-name="T7"><text:span text:style-name="T3">E</text:span>t</text:span> <text:span text:style-name="T7">unu<text:span text:style-name="T1">m</text:span></text:span> <text:span text:style-name="T7"/><text:span text:style-name="T7">ex</text:span> <text:span text:style-name="T7">illis</text:span> <text:span text:style-name="T7">dixit</text:span><text:span text:style-name="T7">·</text:span> <text:span text:style-name="T7">hoc</text:span> <text:span text:style-name="T7">inmolatiuum</text:span> <text:span text:style-name="T7"><text:span text:style-name="T1">est</text:span></text:span><text:span text:style-name="T7">·</text:span><text:span text:style-name="T7"> | </text:span><text:span text:style-name="T7"><text:span text:style-name="T3">D</text:span><text:span text:style-name="T1">e</text:span>o</text:span> <text:span text:style-name="T7">gra<text:span text:style-name="T1">tia</text:span>s</text:span><text:span text:style-name="T7">·</text:span> <text:span text:style-name="T7">exinde</text:span> <text:span text:style-name="T7">nichil</text:span> <text:span text:style-name="T7"/><text:span text:style-name="T7">gustaui</text:span> <text:span text:style-name="T7"/></text:p>
      <text:p>20. <text:span text:style-name="T7"/><text:span text:style-name="T7"><text:span text:style-name="T3">E</text:span>adem</text:span> <text:span text:style-name="T7">uero</text:span> <text:span text:style-name="T7">nocte</text:span><text:span text:style-name="T7">·</text:span> <text:span text:style-name="T7">eram</text:span> <text:span text:style-name="T7">dormiens</text:span><text:span text:style-name="T7">;</text:span><text:span text:style-name="T7"> | </text:span><text:span text:style-name="T7"><text:span text:style-name="T1">et</text:span></text:span> <text:span text:style-name="T7">fortit<text:span text:style-name="T1">er</text:span></text:span> <text:span text:style-name="T7">me</text:span> <text:span text:style-name="T7">te<text:span text:style-name="T1">m</text:span>ptauit</text:span> <text:span text:style-name="T7"/><text:span text:style-name="T7">sathanas</text:span><text:span text:style-name="T7">·</text:span> <text:span text:style-name="T7">quod</text:span> <text:span text:style-name="T7">memor</text:span> <text:span text:style-name="T7">ero</text:span> <text:span text:style-name="T7">qua<text:span text:style-name="T1">m</text:span>diu</text:span> <text:span text:style-name="T7">fueram</text:span> <text:span text:style-name="T7">in</text:span> <text:span text:style-name="T7">hoc</text:span><text:span text:style-name="T7"> | </text:span><text:span text:style-name="T7">corpore</text:span><text:span text:style-name="T7">;</text:span> <text:span text:style-name="T7"><text:span text:style-name="T1">et</text:span></text:span> <text:span text:style-name="T7">cec&lt;i&gt;dit</text:span> <text:span text:style-name="T7"/><text:span text:style-name="T7">sup<text:span text:style-name="T1">er</text:span></text:span> <text:span text:style-name="T7">me</text:span> <text:span text:style-name="T7">ueluti</text:span> <text:span text:style-name="T7">saxa</text:span> <text:span text:style-name="T7">ingentia</text:span><text:span text:style-name="T7">·</text:span> <text:span text:style-name="T7"><text:span text:style-name="T1">et</text:span></text:span> <text:span text:style-name="T7">nichil</text:span> <text:span text:style-name="T7">menbro<text:span text:style-name="T1">rum</text:span></text:span><text:span text:style-name="T7"> | </text:span><text:span text:style-name="T7">meo<text:span text:style-name="T1">rum</text:span></text:span> <text:span text:style-name="T7">pre</text:span> <text:span text:style-name="T7"/><text:span text:style-name="T7">ualui</text:span><text:span text:style-name="T7">·</text:span> <text:span text:style-name="T7"><text:span text:style-name="T3">S</text:span>ed</text:span> <text:span text:style-name="T7">unde</text:span> <text:span text:style-name="T7">me</text:span> <text:span text:style-name="T7">uenit</text:span> <text:span text:style-name="T7">ignarum</text:span><text:span text:style-name="T7">·</text:span> <text:span text:style-name="T7"><text:span text:style-name="T1">et</text:span></text:span> <text:span text:style-name="T7">sp<text:span text:style-name="T1">irit</text:span>u<text:span text:style-name="T1">m</text:span></text:span> <text:span text:style-name="T7">heliam</text:span> <text:span text:style-name="T7">uocare<text:span text:style-name="T1">m</text:span></text:span><text:span text:style-name="T7">·</text:span><text:span text:style-name="T7"> | </text:span><text:span text:style-name="T7"/><text:span text:style-name="T7"><text:span text:style-name="T1">et</text:span></text:span> <text:span text:style-name="T7">int<text:span text:style-name="T1">er</text:span></text:span> <text:span text:style-name="T7">hec</text:span> <text:span text:style-name="T7">uidi</text:span> <text:span text:style-name="T7">solem</text:span> <text:span text:style-name="T7">in</text:span> <text:span text:style-name="T7">celo</text:span> <text:span text:style-name="T7">oriri</text:span><text:span text:style-name="T7">;</text:span> <text:span text:style-name="T7"><text:span text:style-name="T1">et</text:span></text:span> <text:span text:style-name="T7">dum</text:span> <text:span text:style-name="T7">clamabam</text:span> <text:span text:style-name="T7">heliam</text:span> <text:span text:style-name="T7">heliam</text:span><text:span text:style-name="T7"> | </text:span><text:span text:style-name="T7"/><text:span text:style-name="T7">uiribus</text:span> <text:span text:style-name="T7">meis</text:span><text:span text:style-name="T7">·</text:span> <text:span text:style-name="T7"><text:span text:style-name="T1">et</text:span></text:span> <text:span text:style-name="T7">ecce</text:span> <text:span text:style-name="T7">splendor</text:span> <text:span text:style-name="T7">solis</text:span> <text:span text:style-name="T7">illius</text:span> <text:span text:style-name="T7">detidit</text:span> <text:span text:style-name="T7">sup<text:span text:style-name="T1">er</text:span></text:span> <text:span text:style-name="T7">me</text:span><text:span text:style-name="T7">;</text:span> <text:span text:style-name="T7"><text:span text:style-name="T1">et</text:span></text:span> <text:span text:style-name="T7"/><text:span text:style-name="T7">statim</text:span><text:span text:style-name="T7"> | </text:span><text:span text:style-name="T7">discussit</text:span> <text:span text:style-name="T7">a</text:span> <text:span text:style-name="T7">me</text:span> <text:span text:style-name="T7">omnem</text:span> <text:span text:style-name="T7">grauitudinem</text:span><text:span text:style-name="T7">·</text:span> <text:span text:style-name="T7"><text:span text:style-name="T1">et</text:span></text:span> <text:span text:style-name="T7">credo</text:span> <text:span text:style-name="T7">quod</text:span> <text:span text:style-name="T7">a</text:span> <text:span text:style-name="T7"/><text:span text:style-name="T7">chr<text:span text:style-name="T1">ist</text:span>o</text:span> <text:span text:style-name="T7">d<text:span text:style-name="T1">omi</text:span>no</text:span> <text:span text:style-name="T7">meo</text:span><text:span text:style-name="T7"> | </text:span><text:span text:style-name="T7">subuentus</text:span> <text:span text:style-name="T7">sum</text:span><text:span text:style-name="T7">;</text:span> <text:span text:style-name="T7"><text:span text:style-name="T1">et</text:span></text:span> <text:span text:style-name="T7">sp<text:span text:style-name="T1">iritu</text:span>s</text:span> <text:span text:style-name="T7">eus</text:span> <text:span text:style-name="T7">iam</text:span> <text:span text:style-name="T7">tunc</text:span> <text:span text:style-name="T7"/><text:span text:style-name="T7">clamauit</text:span> <text:span text:style-name="T7">pro</text:span> <text:span text:style-name="T7">me</text:span><text:span text:style-name="T7">·</text:span> <text:span text:style-name="T7"><text:span text:style-name="T1">et</text:span></text:span> <text:span text:style-name="T7">spero</text:span><text:span text:style-name="T7"> | </text:span><text:span text:style-name="T7">quod</text:span> <text:span text:style-name="T7">sic</text:span> <text:span text:style-name="T7">erit</text:span> <text:span text:style-name="T7">in</text:span> <text:span text:style-name="T7">die</text:span> <text:span text:style-name="T7">pressure</text:span> <text:span text:style-name="T7">mee</text:span><text:span text:style-name="T7">·</text:span> <text:span text:style-name="T7"/><text:span text:style-name="T7">sicut</text:span> <text:span text:style-name="T7">in</text:span> <text:span text:style-name="T7">euuang<text:span text:style-name="T1">e</text:span>lio</text:span> <text:span text:style-name="T7">inquid</text:span><text:span text:style-name="T7">·</text:span> <text:span text:style-name="T7"><text:span text:style-name="T3">I</text:span>n</text:span> <text:span text:style-name="T7">illo</text:span><text:span text:style-name="T7"> | </text:span><text:span text:style-name="T7">die</text:span> <text:span text:style-name="T7">d<text:span text:style-name="T1">omi</text:span>n<text:span text:style-name="T1">u</text:span>s</text:span> <text:span text:style-name="T7">testatur</text:span><text:span text:style-name="T7">·</text:span> <text:span text:style-name="T7">non</text:span> <text:span text:style-name="T7"/><text:span text:style-name="T7"/><text:span text:style-name="T7">uos</text:span> <text:span text:style-name="T7">estis</text:span> <text:span text:style-name="T7">qui</text:span> <text:span text:style-name="T7">loquimini</text:span><text:span text:style-name="T7">;</text:span> <text:span text:style-name="T7">sed</text:span> <text:span text:style-name="T7">sp<text:span text:style-name="T1">iritu</text:span>s</text:span> <text:span text:style-name="T7">patris</text:span> <text:span text:style-name="T7">u<text:span text:style-name="T1">est</text:span>ri</text:span><text:span text:style-name="T7">(159v)</text:span><text:span text:style-name="T7"/><text:span text:style-name="T7"> | </text:span><text:span text:style-name="T7">[[±17]]</text:span><text:span text:style-name="T7"/><text:span text:style-name="T7"/></text:p>
      <text:p>21. <text:span text:style-name="T7"/><text:span text:style-name="T7">post</text:span> <text:span text:style-name="T7">annos</text:span> <text:span text:style-name="T7">mu&lt;l&gt;to&lt;s&gt;</text:span> <text:span text:style-name="T7">capturam</text:span> <text:span text:style-name="T7">dedi</text:span> <text:span text:style-name="T7">ea</text:span> <text:span text:style-name="T7"/><text:span text:style-name="T7">nocte</text:span><text:span text:style-name="T7"> | </text:span><text:span text:style-name="T7">[[±17]]</text:span><text:span text:style-name="T7">&lt;il&gt;lis</text:span> <text:span text:style-name="T7"><text:span text:style-name="T3">R</text:span>esponsum</text:span> <text:span text:style-name="T7">autem</text:span><text:span text:style-name="T7">&lt;&gt;&lt;diui&gt;num</text:span> <text:span text:style-name="T7"/><text:span text:style-name="T7">audiui</text:span> <text:span text:style-name="T7">dicentem</text:span><text:span text:style-name="T7"> | </text:span><text:span text:style-name="T7">[[±17]]&lt;mens&gt;is</text:span> <text:span text:style-name="T7">eris</text:span> <text:span text:style-name="T7">cu<text:span text:style-name="T1">m</text:span></text:span> <text:span text:style-name="T7">illis</text:span><text:span text:style-name="T7">·</text:span> <text:span text:style-name="T7">quod</text:span> <text:span text:style-name="T7"/><text:span text:style-name="T7">ita</text:span> <text:span text:style-name="T7">factum</text:span> <text:span text:style-name="T7"><text:span text:style-name="T1">est</text:span></text:span><text:span text:style-name="T7">·</text:span> <text:span text:style-name="T7"><text:span text:style-name="T3">N</text:span>octe</text:span> <text:span text:style-name="T7">illa</text:span> <text:span text:style-name="T7">sexage</text:span><text:span text:style-name="T7"> | </text:span><text:span text:style-name="T7">&lt;simo&gt;[[±17]]</text:span><text:span text:style-name="T7">me</text:span> <text:span text:style-name="T7">d<text:span text:style-name="T1">omi</text:span>n<text:span text:style-name="T1">u</text:span>s</text:span> <text:span text:style-name="T7">de</text:span> <text:span text:style-name="T7"/><text:span text:style-name="T7">nanibus</text:span> <text:span text:style-name="T7"> cor&lt;um&gt;</text:span><text:span text:style-name="T7">·</text:span> <text:span text:style-name="T7"/></text:p>
      <text:p>22. <text:span text:style-name="T7"/><text:span text:style-name="T7">ecce</text:span> <text:span text:style-name="T7">in</text:span> <text:span text:style-name="T7">itinere</text:span> <text:span text:style-name="T7">preuidit</text:span><text:span text:style-name="T7"> | </text:span><text:span text:style-name="T7">[[±17]]</text:span><text:span text:style-name="T7">&lt;cibu&gt;m</text:span> <text:span text:style-name="T7"><text:span text:style-name="T1">et</text:span></text:span> <text:span text:style-name="T7">siccitatem</text:span> <text:span text:style-name="T7"/><text:span text:style-name="T7">cotidie</text:span><text:span text:style-name="T7">·</text:span> <text:span text:style-name="T7">donec</text:span> <text:span text:style-name="T7">quartodecimo</text:span><text:span text:style-name="T7">·</text:span><text:span text:style-name="T7"> | </text:span><text:span text:style-name="T7">[[±17]]</text:span><text:span text:style-name="T7">&lt;h&gt;omines</text:span> <text:span text:style-name="T7">sicut</text:span> <text:span text:style-name="T7">superius</text:span><text:span text:style-name="T7">.</text:span> <text:span text:style-name="T7"/><text:span text:style-name="T7">insinuaui</text:span><text:span text:style-name="T7">·</text:span> <text:span text:style-name="T7"><text:span text:style-name="T3">U</text:span>iginti</text:span> <text:span text:style-name="T7"><text:span text:style-name="T1">et</text:span></text:span> <text:span text:style-name="T7">octo</text:span><text:span text:style-name="T7"> | </text:span><text:span text:style-name="T7">[[±17]]</text:span><text:span text:style-name="T7">fecimus</text:span><text:span text:style-name="T7">;</text:span> <text:span text:style-name="T7">et</text:span> <text:span text:style-name="T7">ea</text:span> <text:span text:style-name="T7">nocte</text:span> <text:span text:style-name="T7">qua</text:span> <text:span text:style-name="T7"/><text:span text:style-name="T7">peruenimus</text:span><text:span text:style-name="T7">.</text:span> <text:span text:style-name="T7">om<text:span text:style-name="T1">ne</text:span>s</text:span> <text:span text:style-name="T7">de</text:span> <text:span text:style-name="T7">cibo</text:span><text:span text:style-name="T7"> | </text:span><text:span text:style-name="T7">[[±17]]&lt;ha&gt;buimus</text:span><text:span text:style-name="T7">·</text:span> <text:span text:style-name="T7"/></text:p>
      <text:p>23. <text:span text:style-name="T7"/><text:span text:style-name="T7"><text:span text:style-name="T3">E</text:span>t</text:span> <text:span text:style-name="T7">iterum</text:span> <text:span text:style-name="T7">post</text:span> <text:span text:style-name="T7">paucos</text:span> <text:span text:style-name="T7">annos</text:span> <text:span text:style-name="T7">in</text:span> <text:span text:style-name="T7">brittanniis</text:span> <text:span text:style-name="T7">era<text:span text:style-name="T1">m</text:span></text:span><text:span text:style-name="T7"> | </text:span><text:span text:style-name="T7">[[±17]]</text:span><text:span text:style-name="T7"/><text:span text:style-name="T7">meis</text:span><text:span text:style-name="T7">·</text:span> <text:span text:style-name="T7">qui</text:span> <text:span text:style-name="T7">me</text:span> <text:span text:style-name="T7">ut</text:span> <text:span text:style-name="T7">filium</text:span> <text:span text:style-name="T7">susceperunt</text:span><text:span text:style-name="T7">;</text:span> <text:span text:style-name="T7"><text:span text:style-name="T1">et</text:span></text:span> <text:span text:style-name="T7">ex</text:span> <text:span text:style-name="T7">fide</text:span> <text:span text:style-name="T7">rogaue</text:span><text:span text:style-name="T7">|</text:span><text:span text:style-name="T7">&lt;runt&gt;[[±17]]</text:span><text:span text:style-name="T7"/><text:span text:style-name="T7">modo</text:span> <text:span text:style-name="T7">post</text:span> <text:span text:style-name="T7">tantas</text:span> <text:span text:style-name="T7">tribulationes</text:span> <text:span text:style-name="T7">quas</text:span> <text:span text:style-name="T7">ego</text:span> <text:span text:style-name="T7">p<text:span text:style-name="T1">er</text:span>tuli</text:span><text:span text:style-name="T7">·</text:span><text:span text:style-name="T7"> | </text:span><text:span text:style-name="T7">[[±17]]</text:span><text:span text:style-name="T7"/><text:span text:style-name="T7">&lt;ill&gt;is</text:span> <text:span text:style-name="T7">discedere</text:span><text:span text:style-name="T7">·</text:span> <text:span text:style-name="T7"/><text:span text:style-name="T7"><text:span text:style-name="T3">E</text:span>t</text:span> <text:span text:style-name="T7">ibi</text:span> <text:span text:style-name="T7">scilicet</text:span> <text:span text:style-name="T7">uidi</text:span> <text:span text:style-name="T7">in</text:span> <text:span text:style-name="T7">uisu</text:span> <text:span text:style-name="T7">nocte</text:span> <text:span text:style-name="T7">uiru<text:span text:style-name="T1">m</text:span></text:span><text:span text:style-name="T7"> | </text:span><text:span text:style-name="T7">[[±17]]&lt;qu&gt;asi</text:span> <text:span text:style-name="T7">de</text:span> <text:span text:style-name="T7"/><text:span text:style-name="T7">hiberione</text:span> <text:span text:style-name="T7">uictoritius</text:span> <text:span text:style-name="T7">nomen</text:span> <text:span text:style-name="T7">cum</text:span> <text:span text:style-name="T7">ep<text:span text:style-name="T1">istu</text:span>lis</text:span> <text:span text:style-name="T7">innu</text:span><text:span text:style-name="T7">|</text:span><text:span text:style-name="T7">&lt;merabilibus&gt;[[±17]]</text:span><text:span text:style-name="T7"/><text:span text:style-name="T7">dedit</text:span> <text:span text:style-name="T7">michi</text:span> <text:span text:style-name="T7">unam</text:span> <text:span text:style-name="T7">ex</text:span> <text:span text:style-name="T7">illis</text:span> <text:span text:style-name="T7"><text:span text:style-name="T1">et</text:span></text:span> <text:span text:style-name="T7">legi</text:span><text:span text:style-name="T7">·</text:span> <text:span text:style-name="T7"><text:span text:style-name="T3">P</text:span>rincipium</text:span> <text:span text:style-name="T7">epistole</text:span><text:span text:style-name="T7"> | </text:span><text:span text:style-name="T7">[[±17]]</text:span><text:span text:style-name="T7"/><text:span text:style-name="T7">&lt;uo&gt;x</text:span> <text:span text:style-name="T7">hiberionacum</text:span><text:span text:style-name="T7">·</text:span> <text:span text:style-name="T7"><text:span text:style-name="T3">E</text:span>t</text:span> <text:span text:style-name="T7">cum</text:span> <text:span text:style-name="T7">recitabam</text:span> <text:span text:style-name="T7">principiu&lt;m&gt;</text:span><text:span text:style-name="T7"> | </text:span><text:span text:style-name="T7">[[±12]]&lt;p&gt;utabam</text:span> <text:span text:style-name="T7">ipso</text:span> <text:span text:style-name="T7">moment&lt;e&gt;</text:span> <text:span text:style-name="T7">audire</text:span> <text:span text:style-name="T7">uoce<text:span text:style-name="T1">m</text:span></text:span> <text:span text:style-name="T7">illorum</text:span> <text:span text:style-name="T7">quierant</text:span><text:span text:style-name="T7"> | </text:span><text:span text:style-name="T7">[[±12]]</text:span><text:span text:style-name="T7"/><text:span text:style-name="T7">&lt;silua&gt;m</text:span> <text:span text:style-name="T7">uirgulti</text:span> <text:span text:style-name="T7">ueluti</text:span> <text:span text:style-name="T7">que</text:span> <text:span text:style-name="T7">est</text:span> <text:span text:style-name="T7">prope</text:span> <text:span text:style-name="T7">mare</text:span> <text:span text:style-name="T7">occidentem</text:span><text:span text:style-name="T7">·</text:span> <text:span text:style-name="T7">et</text:span> <text:span text:style-name="T7">sic</text:span><text:span text:style-name="T7"> | </text:span><text:span text:style-name="T7">[[±3]]</text:span><text:span text:style-name="T7">&lt;exclamau&gt;erunt</text:span> <text:span text:style-name="T7"/><text:span text:style-name="T7">quasi</text:span> <text:span text:style-name="T7">ex</text:span> <text:span text:style-name="T7">uno</text:span> <text:span text:style-name="T7">ore</text:span><text:span text:style-name="T7">·</text:span> <text:span text:style-name="T7"><text:span text:style-name="T3">R</text:span>ogamus</text:span> <text:span text:style-name="T7">te</text:span> <text:span text:style-name="T7">s<text:span text:style-name="T1">a</text:span>c<text:span text:style-name="T1">ru</text:span>m</text:span> <text:span text:style-name="T7">puerum</text:span><text:span text:style-name="T7">·</text:span> <text:span text:style-name="T7">ut</text:span><text:span text:style-name="T7"> | </text:span><text:span text:style-name="T7">[[±2]]</text:span><text:span text:style-name="T7"><text:span text:style-name="T1">et</text:span></text:span> <text:span text:style-name="T7">adhuc</text:span> <text:span text:style-name="T7">int<text:span text:style-name="T1">er</text:span></text:span> <text:span text:style-name="T7">nos</text:span> <text:span text:style-name="T7"/><text:span text:style-name="T7">ambules</text:span><text:span text:style-name="T7">;</text:span> <text:span text:style-name="T7"/><text:span text:style-name="T7"/><text:span text:style-name="T7"><text:span text:style-name="T1">et</text:span></text:span> <text:span text:style-name="T7">ualde</text:span> <text:span text:style-name="T7">conpunctus</text:span> <text:span text:style-name="T7">sum</text:span> <text:span text:style-name="T7">corde</text:span><text:span text:style-name="T7">
                    /a\
                </text:span><text:span text:style-name="T7">·</text:span><text:span text:style-name="T7"> | </text:span><text:span text:style-name="T7">[[±1]]</text:span><text:span text:style-name="T7">&lt;am&gt;plius</text:span> <text:span text:style-name="T7">non</text:span> <text:span text:style-name="T7">potui</text:span> <text:span text:style-name="T7">legere</text:span><text:span text:style-name="T7">·</text:span> <text:span text:style-name="T7">et</text:span> <text:span text:style-name="T7">sic</text:span> <text:span text:style-name="T7"/><text:span text:style-name="T7">expergefactus</text:span> <text:span text:style-name="T7">sum</text:span> <text:span text:style-name="T7">d<text:span text:style-name="T1">e</text:span>o</text:span> <text:span text:style-name="T7">gra<text:span text:style-name="T1">tia</text:span>s</text:span><text:span text:style-name="T7">·</text:span><text:span text:style-name="T7"> | </text:span><text:span text:style-name="T7">quia</text:span> <text:span text:style-name="T7">post</text:span> <text:span text:style-name="T7">annos</text:span> <text:span text:style-name="T7">plurimos</text:span> <text:span text:style-name="T7">prestitit</text:span> <text:span text:style-name="T7">illis</text:span> <text:span text:style-name="T7"/><text:span text:style-name="T7">d<text:span text:style-name="T1">omi</text:span>n<text:span text:style-name="T1">u</text:span>s</text:span> <text:span text:style-name="T7">s<text:span text:style-name="T1">e</text:span>c<text:span text:style-name="T1">un</text:span>d<text:span text:style-name="T1">u</text:span>m</text:span> <text:span text:style-name="T7">clamorem</text:span><text:span text:style-name="T7"> | </text:span><text:span text:style-name="T7">eorum</text:span><text:span text:style-name="T7">·</text:span> <text:span text:style-name="T7"/></text:p>
      <text:p>24. <text:span text:style-name="T7"/><text:span text:style-name="T7"><text:span text:style-name="T1">et</text:span></text:span> <text:span text:style-name="T7">alia</text:span> <text:span text:style-name="T7">nocte</text:span> <text:span text:style-name="T7">nescio</text:span> <text:span text:style-name="T7">d<text:span text:style-name="T1">eu</text:span>s</text:span> <text:span text:style-name="T7">scit</text:span><text:span text:style-name="T7">;</text:span> <text:span text:style-name="T7">utrum</text:span> <text:span text:style-name="T7">in</text:span> <text:span text:style-name="T7">me</text:span> <text:span text:style-name="T7">an</text:span> <text:span text:style-name="T7">iuxta</text:span> <text:span text:style-name="T7">me</text:span> <text:span text:style-name="T7"/><text:span text:style-name="T7">uerbis</text:span><text:span text:style-name="T7"> | </text:span><text:span text:style-name="T7">per</text:span> <text:span text:style-name="T7">territus</text:span> <text:span text:style-name="T7">quos</text:span> <text:span text:style-name="T7">ego</text:span> <text:span text:style-name="T7">audiui</text:span> <text:span text:style-name="T7"><text:span text:style-name="T1">et</text:span></text:span> <text:span text:style-name="T7">non</text:span> <text:span text:style-name="T7">potui</text:span> <text:span text:style-name="T7">intelligere</text:span><text:span text:style-name="T7">·</text:span> <text:span text:style-name="T7">nisi</text:span> <text:span text:style-name="T7"/><text:span text:style-name="T7">ad</text:span> <text:span text:style-name="T7">postre</text:span><text:span text:style-name="T7">|</text:span><text:span text:style-name="T7">mum</text:span> <text:span text:style-name="T7">orationis</text:span> <text:span text:style-name="T7">sic</text:span> <text:span text:style-name="T7">affatus</text:span> <text:span text:style-name="T7"><text:span text:style-name="T1">est</text:span></text:span> <text:span text:style-name="T7">qui</text:span> <text:span text:style-name="T7">pro</text:span> <text:span text:style-name="T7">te</text:span> <text:span text:style-name="T7"/><text:span text:style-name="T7">animam</text:span> <text:span text:style-name="T7">sua<text:span text:style-name="T1">m</text:span></text:span><text:span text:style-name="T7">·</text:span> <text:span text:style-name="T7"><text:span text:style-name="T1">et</text:span></text:span> <text:span text:style-name="T7">sic</text:span> <text:span text:style-name="T7">exp<text:span text:style-name="T1">er</text:span>ge</text:span><text:span text:style-name="T7"> | </text:span><text:span text:style-name="T7">factus</text:span> <text:span text:style-name="T7">sum</text:span> <text:span text:style-name="T7">gaudebundus</text:span><text:span text:style-name="T7">·</text:span> <text:span text:style-name="T7"/></text:p>
      <text:p>25. <text:span text:style-name="T7"/><text:span text:style-name="T7"><text:span text:style-name="T1">et</text:span></text:span> <text:span text:style-name="T7">iterum</text:span> <text:span text:style-name="T7">uidi</text:span> <text:span text:style-name="T7">in</text:span> <text:span text:style-name="T7">me</text:span> <text:span text:style-name="T7">ipsum</text:span> <text:span text:style-name="T7">orantem</text:span><text:span text:style-name="T7">·</text:span><text:span text:style-name="T7"> | </text:span><text:span text:style-name="T7"><text:span text:style-name="T1">et</text:span></text:span> <text:span text:style-name="T7">era<text:span text:style-name="T1">m</text:span></text:span> <text:span text:style-name="T7">quasi</text:span> <text:span text:style-name="T7">intra</text:span> <text:span text:style-name="T7"/><text:span text:style-name="T7">corpus</text:span> <text:span text:style-name="T7">meum</text:span><text:span text:style-name="T7">·</text:span> <text:span text:style-name="T7"><text:span text:style-name="T3">E</text:span>t</text:span> <text:span text:style-name="T7">audiui</text:span> <text:span text:style-name="T7">sup<text:span text:style-name="T1">er</text:span></text:span> <text:span text:style-name="T7">me</text:span> <text:span text:style-name="T7">hoc</text:span> <text:span text:style-name="T7"><text:span text:style-name="T1">est</text:span></text:span> <text:span text:style-name="T7">super</text:span> <text:span text:style-name="T7">in</text:span><text:span text:style-name="T7">|</text:span><text:span text:style-name="T7">teriorem</text:span> <text:span text:style-name="T7">homine<text:span text:style-name="T1">m</text:span></text:span><text:span text:style-name="T7">·</text:span> <text:span text:style-name="T7"/><text:span text:style-name="T7"><text:span text:style-name="T1">et</text:span></text:span> <text:span text:style-name="T7">ibi</text:span> <text:span text:style-name="T7">fortit<text:span text:style-name="T1">er</text:span></text:span> <text:span text:style-name="T7">orabat</text:span> <text:span text:style-name="T7">gemitibus</text:span><text:span text:style-name="T7">;</text:span> <text:span text:style-name="T7"><text:span text:style-name="T1">et</text:span></text:span> <text:span text:style-name="T7">int<text:span text:style-name="T1">er</text:span></text:span> <text:span text:style-name="T7">hec</text:span> <text:span text:style-name="T7">stupepa<text:span text:style-name="T1">m</text:span></text:span><text:span text:style-name="T7"> | </text:span><text:span text:style-name="T7"><text:span text:style-name="T1">et</text:span></text:span> <text:span text:style-name="T7">admirabar</text:span><text:span text:style-name="T7">·</text:span> <text:span text:style-name="T7"/><text:span text:style-name="T7"><text:span text:style-name="T1">et</text:span></text:span> <text:span text:style-name="T7">cogitabam</text:span> <text:span text:style-name="T7">quis</text:span> <text:span text:style-name="T7">e<text:span text:style-name="T1">ss</text:span>et</text:span><text:span text:style-name="T7">&lt;&gt;&lt;qu&gt;i</text:span> <text:span text:style-name="T7">oret</text:span> <text:span text:style-name="T7">in</text:span> <text:span text:style-name="T7">me</text:span><text:span text:style-name="T7">·</text:span> <text:span text:style-name="T7"><text:span text:style-name="T3">S</text:span>ed</text:span> <text:span text:style-name="T7">at</text:span> <text:span text:style-name="T7">postre</text:span><text:span text:style-name="T7">|</text:span><text:span text:style-name="T7">mu<text:span text:style-name="T1">m</text:span></text:span> <text:span text:style-name="T7"/><text:span text:style-name="T7">orationis</text:span><text:span text:style-name="T7">·</text:span> <text:span text:style-name="T7">sic</text:span> <text:span text:style-name="T7">effectus</text:span> <text:span text:style-name="T7"><text:span text:style-name="T1">est</text:span></text:span> <text:span text:style-name="T7">ut</text:span> <text:span text:style-name="T7">sit</text:span> <text:span text:style-name="T7">ep<text:span text:style-name="T1">iscopu</text:span>s</text:span><text:span text:style-name="T7">·</text:span> <text:span text:style-name="T7">&lt;et&gt;</text:span> <text:span text:style-name="T7">&lt;s&gt;ic</text:span> <text:span text:style-name="T7">expertus</text:span> <text:span text:style-name="T7">sum</text:span> <text:span text:style-name="T7"><text:span text:style-name="T1">et</text:span></text:span> <text:span text:style-name="T7"/><text:span text:style-name="T7">recor</text:span><text:span text:style-name="T7">|</text:span><text:span text:style-name="T7">datus</text:span> <text:span text:style-name="T7">sum</text:span> <text:span text:style-name="T7">ap<text:span text:style-name="T1">osto</text:span>lo</text:span> <text:span text:style-name="T7">dicente</text:span><text:span text:style-name="T7">·</text:span> <text:span text:style-name="T7"><text:span text:style-name="T3">S</text:span>p<text:span text:style-name="T1">iritu</text:span>s</text:span> <text:span text:style-name="T7">adiuuat</text:span> <text:span text:style-name="T7">i&lt;n&gt;firmaitate<text:span text:style-name="T1">m</text:span></text:span> <text:span text:style-name="T7">n<text:span text:style-name="T1">ost</text:span>re</text:span> <text:span text:style-name="T7">orationis</text:span><text:span text:style-name="T7">·</text:span><text:span text:style-name="T7"> | </text:span><text:span text:style-name="T7"/><text:span text:style-name="T7"><text:span text:style-name="T3">N</text:span>am</text:span> <text:span text:style-name="T7">quid</text:span> <text:span text:style-name="T7">oremus</text:span> <text:span text:style-name="T7">sicut</text:span> <text:span text:style-name="T7">oportet</text:span> <text:span text:style-name="T7">nescimus</text:span><text:span text:style-name="T7">·</text:span> <text:span text:style-name="T7">sed</text:span> <text:span text:style-name="T7">ipse</text:span> <text:span text:style-name="T7">sp<text:span text:style-name="T1">iritu</text:span>s</text:span> <text:span text:style-name="T7"/><text:span text:style-name="T7">postula&lt;t&gt;</text:span><text:span text:style-name="T7"> | </text:span><text:span text:style-name="T7">pro</text:span> <text:span text:style-name="T7">nobis</text:span> <text:span text:style-name="T7">gemitibus</text:span> <text:span text:style-name="T7">inenarrabilib<text:span text:style-name="T1">us</text:span></text:span><text:span text:style-name="T7">·</text:span> <text:span text:style-name="T7">que</text:span> <text:span text:style-name="T7">uerbis</text:span> <text:span text:style-name="T7">exprim&lt;i&gt;</text:span> <text:span text:style-name="T7">non</text:span><text:span text:style-name="T7"> | </text:span><text:span text:style-name="T7"/><text:span text:style-name="T7">potest</text:span><text:span text:style-name="T7">·</text:span> <text:span text:style-name="T7"><text:span text:style-name="T3">E</text:span>t</text:span> <text:span text:style-name="T7">iterum</text:span><text:span text:style-name="T7">·</text:span> <text:span text:style-name="T7"><text:span text:style-name="T3">D</text:span><text:span text:style-name="T1">omi</text:span>n<text:span text:style-name="T1">u</text:span>s</text:span> <text:span text:style-name="T7">aduocatus</text:span> <text:span text:style-name="T7">n<text:span text:style-name="T1">oste</text:span>r</text:span><text:span text:style-name="T7">·</text:span> <text:span text:style-name="T7">postulat</text:span> <text:span text:style-name="T7">pro</text:span> <text:span text:style-name="T7">nobis</text:span><text:span text:style-name="T7">·</text:span> <text:span text:style-name="T7"/></text:p>
      <text:p>26. <text:span text:style-name="T7"/><text:span text:style-name="T7"><text:span text:style-name="T3">E</text:span>t</text:span> <text:span text:style-name="T7">quan</text:span><text:span text:style-name="T7">|</text:span><text:span text:style-name="T7">do</text:span> <text:span text:style-name="T7">temptatus</text:span> <text:span text:style-name="T7">su<text:span text:style-name="T1">m</text:span></text:span> <text:span text:style-name="T7">ab</text:span> <text:span text:style-name="T7">aliquantis</text:span> <text:span text:style-name="T7">seniorib<text:span text:style-name="T1">us</text:span></text:span> <text:span text:style-name="T7">m&lt;ei&gt;s</text:span> <text:span text:style-name="T7">qui</text:span> <text:span text:style-name="T7"/><text:span text:style-name="T7">uenerunt</text:span><text:span text:style-name="T7">·</text:span> <text:span text:style-name="T7"><text:span text:style-name="T1">et</text:span></text:span> <text:span text:style-name="T7">pecca</text:span><text:span text:style-name="T7">|</text:span><text:span text:style-name="T7">ta</text:span> <text:span text:style-name="T7">mea</text:span> <text:span text:style-name="T7">contra</text:span> <text:span text:style-name="T7">laboriosum</text:span> <text:span text:style-name="T7">episcopatum</text:span> <text:span text:style-name="T7">meum</text:span> <text:span text:style-name="T7"/><text:span text:style-name="T7">utiq<text:span text:style-name="T1">ue</text:span></text:span> <text:span text:style-name="T7">in</text:span> <text:span text:style-name="T7">illo</text:span> <text:span text:style-name="T7">die</text:span> <text:span text:style-name="T7">fortit<text:span text:style-name="T1">er</text:span></text:span><text:span text:style-name="T7"> | </text:span><text:span text:style-name="T7">inpulsus</text:span> <text:span text:style-name="T7">sum</text:span> <text:span text:style-name="T7">ut</text:span> <text:span text:style-name="T7">caderem</text:span> <text:span text:style-name="T7">hic</text:span> <text:span text:style-name="T7"><text:span text:style-name="T1">et</text:span></text:span> <text:span text:style-name="T7">int<text:span text:style-name="T1">er</text:span>num</text:span><text:span text:style-name="T7">·</text:span> <text:span text:style-name="T7"/><text:span text:style-name="T7">sed</text:span> <text:span text:style-name="T7">d<text:span text:style-name="T1">omi</text:span>n<text:span text:style-name="T1">u</text:span>s</text:span> <text:span text:style-name="T7">pepercit</text:span> <text:span text:style-name="T7">proselito</text:span><text:span text:style-name="T7"> | </text:span><text:span text:style-name="T7"><text:span text:style-name="T1">et</text:span></text:span> <text:span text:style-name="T7">peregrino</text:span> <text:span text:style-name="T7">propt<text:span text:style-name="T1">er</text:span></text:span> <text:span text:style-name="T7">nomen</text:span> <text:span text:style-name="T7">suum</text:span> <text:span text:style-name="T7">benigne</text:span><text:span text:style-name="T7">·</text:span> <text:span text:style-name="T7"/><text:span text:style-name="T7"><text:span text:style-name="T1">et</text:span></text:span> <text:span text:style-name="T7">ualde</text:span> <text:span text:style-name="T7">michi</text:span> <text:span text:style-name="T7">sub</text:span><text:span text:style-name="T7">|</text:span><text:span text:style-name="T7">uenit</text:span> <text:span text:style-name="T7">in</text:span> <text:span text:style-name="T7">hac</text:span> <text:span text:style-name="T7">conculcatione</text:span><text:span text:style-name="T7">;</text:span> <text:span text:style-name="T7">quod</text:span> <text:span text:style-name="T7">in</text:span> <text:span text:style-name="T7">labe</text:span> <text:span text:style-name="T7"><text:span text:style-name="T1">et</text:span></text:span> <text:span text:style-name="T7">in</text:span> <text:span text:style-name="T7">obprobrium</text:span> <text:span text:style-name="T7"/><text:span text:style-name="T7">non</text:span><text:span text:style-name="T7"> | </text:span><text:span text:style-name="T7">male</text:span> <text:span text:style-name="T7">deueni</text:span> <text:span text:style-name="T7">d<text:span text:style-name="T1">eu</text:span>m</text:span> <text:span text:style-name="T7">oro</text:span> <text:span text:style-name="T7">ut</text:span> <text:span text:style-name="T7">non</text:span> <text:span text:style-name="T7">illis</text:span> <text:span text:style-name="T7">in</text:span> <text:span text:style-name="T7">pecca&lt;t&gt;um</text:span> <text:span text:style-name="T7">deputetur</text:span> <text:span text:style-name="T7"/></text:p>
      <text:p>27. <text:span text:style-name="T7"/><text:span text:style-name="T7">occasio</text:span><text:span text:style-name="T7">|</text:span><text:span text:style-name="T7">num</text:span><text:span text:style-name="T7">·</text:span> <text:span text:style-name="T7"><text:span text:style-name="T3">P</text:span>ost</text:span> <text:span text:style-name="T7">annos</text:span> <text:span text:style-name="T7">uero</text:span><text:span text:style-name="T7">·</text:span> <text:span text:style-name="T7">xxx</text:span><text:span text:style-name="T7">·</text:span> <text:span text:style-name="T7">inuenerunt</text:span> <text:span text:style-name="T7">me</text:span><text:span text:style-name="T7">;</text:span> <text:span text:style-name="T7"><text:span text:style-name="T1">et</text:span></text:span> <text:span text:style-name="T7">aduersus</text:span><text:span text:style-name="T7"> | </text:span><text:span text:style-name="T7"/><text:span text:style-name="T7">uerbum</text:span> <text:span text:style-name="T7">quod</text:span> <text:span text:style-name="T7">confessus</text:span> <text:span text:style-name="T7">fueram</text:span> <text:span text:style-name="T7">antequam</text:span> <text:span text:style-name="T7">essem</text:span> <text:span text:style-name="T7">diaconus</text:span><text:span text:style-name="T7">·</text:span><text:span text:style-name="T7"> | </text:span><text:span text:style-name="T7">propt<text:span text:style-name="T1">er</text:span></text:span> <text:span text:style-name="T7"/><text:span text:style-name="T7"/><text:span text:style-name="T7">ancxietatem</text:span> <text:span text:style-name="T7">mesto</text:span> <text:span text:style-name="T7">animo</text:span> <text:span text:style-name="T7">insinuaui</text:span> <text:span text:style-name="T7">amicissimo</text:span> <text:span text:style-name="T7">meo</text:span><text:span text:style-name="T7"/></text:p>
      <text:p>28. </text:p>
      <text:p>29. </text:p>
      <text:p>30. </text:p>
      <text:p>31. </text:p>
      <text:p>32. </text:p>
      <text:p>33. </text:p>
      <text:p>34. </text:p>
      <text:p>35. </text:p>
      <text:p>36. </text:p>
      <text:p>37. </text:p>
      <text:p>38. </text:p>
      <text:p>39. </text:p>
      <text:p>40. </text:p>
      <text:p>41. </text:p>
      <text:p>42. </text:p>
      <text:p>43. </text:p>
      <text:p>44. </text:p>
      <text:p>45. </text:p>
      <text:p>46. </text:p>
      <text:p>47. </text:p>
      <text:p>48. </text:p>
      <text:p>49. </text:p>
      <text:p>50. </text:p>
      <text:p>51. </text:p>
      <text:p>52. </text:p>
      <text:p>53. </text:p>
      <text:p>54. </text:p>
      <text:p>55. </text:p>
      <text:p>56. </text:p>
      <text:p>57. </text:p>
      <text:p>58. </text:p>
      <text:p>59. </text:p>
      <text:p>60. </text:p>
      <text:p>61. </text:p>
      <text:p>62. </text:p>
      <text:p>1. </text:p>
      <text:p>2. </text:p>
      <text:p>3. </text:p>
      <text:p>4. </text:p>
      <text:p>5. </text:p>
      <text:p>6. </text:p>
      <text:p>7. </text:p>
      <text:p>8. </text:p>
      <text:p>9. </text:p>
      <text:p>10. </text:p>
      <text:p>11. </text:p>
      <text:p>12. </text:p>
      <text:p>13. </text:p>
      <text:p>14. </text:p>
      <text:p>15. </text:p>
      <text:p>16. </text:p>
      <text:p>17. </text:p>
      <text:p>18. </text:p>
      <text:p>19. </text:p>
      <text:p>20. </text:p>
      <text:p>21. </text:p>
    </office:text>
  </office:body>
</office:document-content>
</file>

<file path=styles.xml><?xml version="1.0" encoding="utf-8"?>
<office:document-styles xmlns:rpt="http://openoffice.org/2005/report" xmlns:office="urn:oasis:names:tc:opendocument:xmlns:office:1.0" xmlns:text="urn:oasis:names:tc:opendocument:xmlns:text:1.0" xmlns:grddl="http://www.w3.org/2003/g/data-view#" xmlns:number="urn:oasis:names:tc:opendocument:xmlns:datastyle:1.0" xmlns:meta="urn:oasis:names:tc:opendocument:xmlns:meta:1.0" xmlns:table="urn:oasis:names:tc:opendocument:xmlns:table:1.0" xmlns:style="urn:oasis:names:tc:opendocument:xmlns:style:1.0" xmlns:script="urn:oasis:names:tc:opendocument:xmlns:script:1.0" xmlns:xlink="http://www.w3.org/1999/xlink" xmlns:xhtml="http://www.w3.org/1999/xhtml" xmlns:tableooo="http://openoffice.org/2009/table" xmlns:math="http://www.w3.org/1998/Math/MathML" xmlns:draw="urn:oasis:names:tc:opendocument:xmlns:drawing:1.0" xmlns:form="urn:oasis:names:tc:opendocument:xmlns:form:1.0" xmlns:ooo="http://openoffice.org/2004/office" xmlns:chart="urn:oasis:names:tc:opendocument:xmlns:chart:1.0" xmlns:dc="http://purl.org/dc/elements/1.1/" xmlns:dr3d="urn:oasis:names:tc:opendocument:xmlns:dr3d:1.0" xmlns:fo="urn:oasis:names:tc:opendocument:xmlns:xsl-fo-compatible:1.0" xmlns:dom="http://www.w3.org/2001/xml-events" xmlns:ooow="http://openoffice.org/2004/writer" xmlns:svg="urn:oasis:names:tc:opendocument:xmlns:svg-compatible:1.0" xmlns:css3t="http://www.w3.org/TR/css3-text/" xmlns:of="urn:oasis:names:tc:opendocument:xmlns:of:1.2" xmlns:oooc="http://openoffice.org/2004/calc">
  <office:font-face-decls/>
  <office:styles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P1" style:family="paragraph" style:parent-style-name="Footer">
      <style:paragraph-properties fo:text-align="center" style:justify-single-word="false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P2" style:family="paragraph" style:parent-style-name="Standard">
      <style:paragraph-properties fo:line-height="150%"/>
      <style:text-properties fo:font-size="12pt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P3" style:family="paragraph" style:parent-style-name="Table_20_Contents">
      <style:paragraph-properties fo:line-height="150%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P4" style:family="paragraph" style:parent-style-name="Heading">
      <style:paragraph-properties fo:line-height="150%"/>
      <style:text-properties fo:font-weight="bold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1" style:family="text">
      <style:text-properties fo:font-style="italic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2" style:family="text">
      <style:text-properties fo:font-weight="bold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3" style:family="text">
      <style:text-properties fo:font-size="18pt" fo:font-weight="bold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able1" style:family="table">
      <style:table-properties style:width="16.999cm" table:align="margins" style:shadow="none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able1.A" style:family="table-column">
      <style:table-column-properties style:column-width="8.5cm" style:rel-column-width="32767*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able1.1" style:family="table-row">
      <style:table-row-properties style:min-row-height="1.402cm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able1.A1" style:family="table-cell">
      <style:table-cell-properties fo:padding="0.097cm" fo:border="none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able1.B1" style:family="table-cell">
      <style:table-cell-properties style:vertical-align="middle" fo:background-color="transparent" fo:padding="0.097cm" fo:border="none">
        <style:background-image/>
      </style:table-cell-properties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H1" style:family="paragraph" style:parent-style-name="Heading" style:class="text">
      <style:text-properties fo:font-size="85%" fo:font-weight="bold"/>
    </style:style>
  </office:styles>
  <office:automatic-styles/>
  <office:master-styles/>
</office:document-styles>
</file>

<file path=meta.xml><?xml version="1.0" encoding="utf-8"?>
<office:document-meta xmlns:office="urn:oasis:names:tc:opendocument:xmlns:office:1.0" xmlns:ooo="http://openoffice.org/2004/office" xmlns:grddl="http://www.w3.org/2003/g/data-view#" xmlns:xlink="http://www.w3.org/1999/xlink" xmlns:dc="http://purl.org/dc/elements/1.1/" xmlns:meta="urn:oasis:names:tc:opendocument:xmlns:meta:1.0" grddl:transformation="http://docs.oasis-open.org/office/1.2/xslt/odf2rdf.xsl">
  <office:meta>
    <meta:creation-date>2015-09-23T19:16:47.175000</meta:creation-date>
    <dc:date>2015-09-23T19:16:47.209000</dc:date>
    <meta:generator>http://pypi.python.org/pypi/ezodf/0.1.0$Python2.7.5 (default, May 15 2013, 22:43:36) [MSC v.1500 32 bit (Intel)]</meta:generator>
    <meta:document-statistic/>
    <meta:editing-cycles>1</meta:editing-cycles>
  </office:meta>
</office:document-meta>
</file>